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81.5pt"/>
    </style:style>
    <style:style style:name="co4" style:family="table-column">
      <style:table-column-properties fo:break-before="auto" style:column-width="40.76pt"/>
    </style:style>
    <style:style style:name="co5" style:family="table-column">
      <style:table-column-properties fo:break-before="auto" style:column-width="22.71pt"/>
    </style:style>
    <style:style style:name="co6" style:family="table-column">
      <style:table-column-properties fo:break-before="auto" style:column-width="32.09pt"/>
    </style:style>
    <style:style style:name="co7" style:family="table-column">
      <style:table-column-properties fo:break-before="auto" style:column-width="76.76pt"/>
    </style:style>
    <style:style style:name="co8" style:family="table-column">
      <style:table-column-properties fo:break-before="auto" style:column-width="108.11pt"/>
    </style:style>
    <style:style style:name="co9" style:family="table-column">
      <style:table-column-properties fo:break-before="auto" style:column-width="65.79pt"/>
    </style:style>
    <style:style style:name="co10" style:family="table-column">
      <style:table-column-properties fo:break-before="auto" style:column-width="95.61pt"/>
    </style:style>
    <style:style style:name="co11" style:family="table-column">
      <style:table-column-properties fo:break-before="auto" style:column-width="47.79pt"/>
    </style:style>
    <style:style style:name="co12" style:family="table-column">
      <style:table-column-properties fo:break-before="auto" style:column-width="33.65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4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5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eaeff4" fo:border="0.99pt dotted #ff9999"/>
    </style:style>
    <style:style style:name="ce9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</style:style>
    <style:style style:name="ce11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2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3" style:family="table-cell" style:parent-style-name="Default">
      <style:table-cell-properties fo:background-color="#83caff"/>
      <style:text-properties fo:color="#ffffff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Kategorien.G9"/>
      <style:map style:condition="cell-content()=&quot;Ausgehen&quot;" style:apply-style-name="Ausgehen" style:base-cell-address="Kategorien.G9"/>
      <style:map style:condition="cell-content()=&quot;Getränke&quot;" style:apply-style-name="Getränke" style:base-cell-address="Kategorien.G9"/>
      <style:map style:condition="cell-content()=&quot;Kaffee&quot;" style:apply-style-name="Kaffee" style:base-cell-address="Kategorien.G9"/>
      <style:map style:condition="cell-content()=&quot;Kleidung&quot;" style:apply-style-name="Kleidung" style:base-cell-address="Kategorien.G9"/>
      <style:map style:condition="cell-content()=&quot;Kosmetika&quot;" style:apply-style-name="Kosmetika" style:base-cell-address="Kategorien.G9"/>
      <style:map style:condition="cell-content()=&quot;Nahrung&quot;" style:apply-style-name="Nahrung" style:base-cell-address="Kategorien.G9"/>
      <style:map style:condition="cell-content()=&quot;Rechnungen&quot;" style:apply-style-name="Rechnungen" style:base-cell-address="Kategorien.G9"/>
      <style:map style:condition="cell-content()=&quot;Sonstiges&quot;" style:apply-style-name="Sonstiges" style:base-cell-address="Kategorien.G9"/>
      <style:map style:condition="cell-content()=&quot;Tabak&quot;" style:apply-style-name="Tabak" style:base-cell-address="Kategorien.G9"/>
      <style:map style:condition="cell-content()=&quot;Verkehr&quot;" style:apply-style-name="Verkehr" style:base-cell-address="Kategorien.G9"/>
      <style:map style:condition="cell-content()=&quot;Zucker&quot;" style:apply-style-name="Zucker" style:base-cell-address="Kategorien.G9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Kategorien.G10"/>
      <style:map style:condition="cell-content()=&quot;Ausgehen&quot;" style:apply-style-name="Ausgehen" style:base-cell-address="Kategorien.G10"/>
      <style:map style:condition="cell-content()=&quot;Getränke&quot;" style:apply-style-name="Getränke" style:base-cell-address="Kategorien.G10"/>
      <style:map style:condition="cell-content()=&quot;Kaffee&quot;" style:apply-style-name="Kaffee" style:base-cell-address="Kategorien.G10"/>
      <style:map style:condition="cell-content()=&quot;Kleidung&quot;" style:apply-style-name="Kleidung" style:base-cell-address="Kategorien.G10"/>
      <style:map style:condition="cell-content()=&quot;Kosmetika&quot;" style:apply-style-name="Kosmetika" style:base-cell-address="Kategorien.G10"/>
      <style:map style:condition="cell-content()=&quot;Nahrung&quot;" style:apply-style-name="Nahrung" style:base-cell-address="Kategorien.G10"/>
      <style:map style:condition="cell-content()=&quot;Rechnungen&quot;" style:apply-style-name="Rechnungen" style:base-cell-address="Kategorien.G10"/>
      <style:map style:condition="cell-content()=&quot;Sonstiges&quot;" style:apply-style-name="Sonstiges" style:base-cell-address="Kategorien.G10"/>
      <style:map style:condition="cell-content()=&quot;Tabak&quot;" style:apply-style-name="Tabak" style:base-cell-address="Kategorien.G10"/>
      <style:map style:condition="cell-content()=&quot;Verkehr&quot;" style:apply-style-name="Verkehr" style:base-cell-address="Kategorien.G10"/>
      <style:map style:condition="cell-content()=&quot;Zucker&quot;" style:apply-style-name="Zucker" style:base-cell-address="Kategorien.G10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Kategorien.G11"/>
      <style:map style:condition="cell-content()=&quot;Ausgehen&quot;" style:apply-style-name="Ausgehen" style:base-cell-address="Kategorien.G11"/>
      <style:map style:condition="cell-content()=&quot;Getränke&quot;" style:apply-style-name="Getränke" style:base-cell-address="Kategorien.G11"/>
      <style:map style:condition="cell-content()=&quot;Kaffee&quot;" style:apply-style-name="Kaffee" style:base-cell-address="Kategorien.G11"/>
      <style:map style:condition="cell-content()=&quot;Kleidung&quot;" style:apply-style-name="Kleidung" style:base-cell-address="Kategorien.G11"/>
      <style:map style:condition="cell-content()=&quot;Kosmetika&quot;" style:apply-style-name="Kosmetika" style:base-cell-address="Kategorien.G11"/>
      <style:map style:condition="cell-content()=&quot;Nahrung&quot;" style:apply-style-name="Nahrung" style:base-cell-address="Kategorien.G11"/>
      <style:map style:condition="cell-content()=&quot;Rechnungen&quot;" style:apply-style-name="Rechnungen" style:base-cell-address="Kategorien.G11"/>
      <style:map style:condition="cell-content()=&quot;Sonstiges&quot;" style:apply-style-name="Sonstiges" style:base-cell-address="Kategorien.G11"/>
      <style:map style:condition="cell-content()=&quot;Tabak&quot;" style:apply-style-name="Tabak" style:base-cell-address="Kategorien.G11"/>
      <style:map style:condition="cell-content()=&quot;Verkehr&quot;" style:apply-style-name="Verkehr" style:base-cell-address="Kategorien.G11"/>
      <style:map style:condition="cell-content()=&quot;Zucker&quot;" style:apply-style-name="Zucker" style:base-cell-address="Kategorien.G11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Kategorien.G12"/>
      <style:map style:condition="cell-content()=&quot;Ausgehen&quot;" style:apply-style-name="Ausgehen" style:base-cell-address="Kategorien.G12"/>
      <style:map style:condition="cell-content()=&quot;Getränke&quot;" style:apply-style-name="Getränke" style:base-cell-address="Kategorien.G12"/>
      <style:map style:condition="cell-content()=&quot;Kaffee&quot;" style:apply-style-name="Kaffee" style:base-cell-address="Kategorien.G12"/>
      <style:map style:condition="cell-content()=&quot;Kleidung&quot;" style:apply-style-name="Kleidung" style:base-cell-address="Kategorien.G12"/>
      <style:map style:condition="cell-content()=&quot;Kosmetika&quot;" style:apply-style-name="Kosmetika" style:base-cell-address="Kategorien.G12"/>
      <style:map style:condition="cell-content()=&quot;Nahrung&quot;" style:apply-style-name="Nahrung" style:base-cell-address="Kategorien.G12"/>
      <style:map style:condition="cell-content()=&quot;Rechnungen&quot;" style:apply-style-name="Rechnungen" style:base-cell-address="Kategorien.G12"/>
      <style:map style:condition="cell-content()=&quot;Sonstiges&quot;" style:apply-style-name="Sonstiges" style:base-cell-address="Kategorien.G12"/>
      <style:map style:condition="cell-content()=&quot;Tabak&quot;" style:apply-style-name="Tabak" style:base-cell-address="Kategorien.G12"/>
      <style:map style:condition="cell-content()=&quot;Verkehr&quot;" style:apply-style-name="Verkehr" style:base-cell-address="Kategorien.G12"/>
      <style:map style:condition="cell-content()=&quot;Zucker&quot;" style:apply-style-name="Zucker" style:base-cell-address="Kategorien.G12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Kategorien.G13"/>
      <style:map style:condition="cell-content()=&quot;Ausgehen&quot;" style:apply-style-name="Ausgehen" style:base-cell-address="Kategorien.G13"/>
      <style:map style:condition="cell-content()=&quot;Getränke&quot;" style:apply-style-name="Getränke" style:base-cell-address="Kategorien.G13"/>
      <style:map style:condition="cell-content()=&quot;Kaffee&quot;" style:apply-style-name="Kaffee" style:base-cell-address="Kategorien.G13"/>
      <style:map style:condition="cell-content()=&quot;Kleidung&quot;" style:apply-style-name="Kleidung" style:base-cell-address="Kategorien.G13"/>
      <style:map style:condition="cell-content()=&quot;Kosmetika&quot;" style:apply-style-name="Kosmetika" style:base-cell-address="Kategorien.G13"/>
      <style:map style:condition="cell-content()=&quot;Nahrung&quot;" style:apply-style-name="Nahrung" style:base-cell-address="Kategorien.G13"/>
      <style:map style:condition="cell-content()=&quot;Rechnungen&quot;" style:apply-style-name="Rechnungen" style:base-cell-address="Kategorien.G13"/>
      <style:map style:condition="cell-content()=&quot;Sonstiges&quot;" style:apply-style-name="Sonstiges" style:base-cell-address="Kategorien.G13"/>
      <style:map style:condition="cell-content()=&quot;Tabak&quot;" style:apply-style-name="Tabak" style:base-cell-address="Kategorien.G13"/>
      <style:map style:condition="cell-content()=&quot;Verkehr&quot;" style:apply-style-name="Verkehr" style:base-cell-address="Kategorien.G13"/>
      <style:map style:condition="cell-content()=&quot;Zucker&quot;" style:apply-style-name="Zucker" style:base-cell-address="Kategorien.G13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Kategorien.G14"/>
      <style:map style:condition="cell-content()=&quot;Ausgehen&quot;" style:apply-style-name="Ausgehen" style:base-cell-address="Kategorien.G14"/>
      <style:map style:condition="cell-content()=&quot;Getränke&quot;" style:apply-style-name="Getränke" style:base-cell-address="Kategorien.G14"/>
      <style:map style:condition="cell-content()=&quot;Kaffee&quot;" style:apply-style-name="Kaffee" style:base-cell-address="Kategorien.G14"/>
      <style:map style:condition="cell-content()=&quot;Kleidung&quot;" style:apply-style-name="Kleidung" style:base-cell-address="Kategorien.G14"/>
      <style:map style:condition="cell-content()=&quot;Kosmetika&quot;" style:apply-style-name="Kosmetika" style:base-cell-address="Kategorien.G14"/>
      <style:map style:condition="cell-content()=&quot;Nahrung&quot;" style:apply-style-name="Nahrung" style:base-cell-address="Kategorien.G14"/>
      <style:map style:condition="cell-content()=&quot;Rechnungen&quot;" style:apply-style-name="Rechnungen" style:base-cell-address="Kategorien.G14"/>
      <style:map style:condition="cell-content()=&quot;Sonstiges&quot;" style:apply-style-name="Sonstiges" style:base-cell-address="Kategorien.G14"/>
      <style:map style:condition="cell-content()=&quot;Tabak&quot;" style:apply-style-name="Tabak" style:base-cell-address="Kategorien.G14"/>
      <style:map style:condition="cell-content()=&quot;Verkehr&quot;" style:apply-style-name="Verkehr" style:base-cell-address="Kategorien.G14"/>
      <style:map style:condition="cell-content()=&quot;Zucker&quot;" style:apply-style-name="Zucker" style:base-cell-address="Kategorien.G14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Kategorien.G15"/>
      <style:map style:condition="cell-content()=&quot;Ausgehen&quot;" style:apply-style-name="Ausgehen" style:base-cell-address="Kategorien.G15"/>
      <style:map style:condition="cell-content()=&quot;Getränke&quot;" style:apply-style-name="Getränke" style:base-cell-address="Kategorien.G15"/>
      <style:map style:condition="cell-content()=&quot;Kaffee&quot;" style:apply-style-name="Kaffee" style:base-cell-address="Kategorien.G15"/>
      <style:map style:condition="cell-content()=&quot;Kleidung&quot;" style:apply-style-name="Kleidung" style:base-cell-address="Kategorien.G15"/>
      <style:map style:condition="cell-content()=&quot;Kosmetika&quot;" style:apply-style-name="Kosmetika" style:base-cell-address="Kategorien.G15"/>
      <style:map style:condition="cell-content()=&quot;Nahrung&quot;" style:apply-style-name="Nahrung" style:base-cell-address="Kategorien.G15"/>
      <style:map style:condition="cell-content()=&quot;Rechnungen&quot;" style:apply-style-name="Rechnungen" style:base-cell-address="Kategorien.G15"/>
      <style:map style:condition="cell-content()=&quot;Sonstiges&quot;" style:apply-style-name="Sonstiges" style:base-cell-address="Kategorien.G15"/>
      <style:map style:condition="cell-content()=&quot;Tabak&quot;" style:apply-style-name="Tabak" style:base-cell-address="Kategorien.G15"/>
      <style:map style:condition="cell-content()=&quot;Verkehr&quot;" style:apply-style-name="Verkehr" style:base-cell-address="Kategorien.G15"/>
      <style:map style:condition="cell-content()=&quot;Zucker&quot;" style:apply-style-name="Zucker" style:base-cell-address="Kategorien.G15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Kategorien.G16"/>
      <style:map style:condition="cell-content()=&quot;Ausgehen&quot;" style:apply-style-name="Ausgehen" style:base-cell-address="Kategorien.G16"/>
      <style:map style:condition="cell-content()=&quot;Getränke&quot;" style:apply-style-name="Getränke" style:base-cell-address="Kategorien.G16"/>
      <style:map style:condition="cell-content()=&quot;Kaffee&quot;" style:apply-style-name="Kaffee" style:base-cell-address="Kategorien.G16"/>
      <style:map style:condition="cell-content()=&quot;Kleidung&quot;" style:apply-style-name="Kleidung" style:base-cell-address="Kategorien.G16"/>
      <style:map style:condition="cell-content()=&quot;Kosmetika&quot;" style:apply-style-name="Kosmetika" style:base-cell-address="Kategorien.G16"/>
      <style:map style:condition="cell-content()=&quot;Nahrung&quot;" style:apply-style-name="Nahrung" style:base-cell-address="Kategorien.G16"/>
      <style:map style:condition="cell-content()=&quot;Rechnungen&quot;" style:apply-style-name="Rechnungen" style:base-cell-address="Kategorien.G16"/>
      <style:map style:condition="cell-content()=&quot;Sonstiges&quot;" style:apply-style-name="Sonstiges" style:base-cell-address="Kategorien.G16"/>
      <style:map style:condition="cell-content()=&quot;Tabak&quot;" style:apply-style-name="Tabak" style:base-cell-address="Kategorien.G16"/>
      <style:map style:condition="cell-content()=&quot;Verkehr&quot;" style:apply-style-name="Verkehr" style:base-cell-address="Kategorien.G16"/>
      <style:map style:condition="cell-content()=&quot;Zucker&quot;" style:apply-style-name="Zucker" style:base-cell-address="Kategorien.G16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Kategorien.G17"/>
      <style:map style:condition="cell-content()=&quot;Ausgehen&quot;" style:apply-style-name="Ausgehen" style:base-cell-address="Kategorien.G17"/>
      <style:map style:condition="cell-content()=&quot;Getränke&quot;" style:apply-style-name="Getränke" style:base-cell-address="Kategorien.G17"/>
      <style:map style:condition="cell-content()=&quot;Kaffee&quot;" style:apply-style-name="Kaffee" style:base-cell-address="Kategorien.G17"/>
      <style:map style:condition="cell-content()=&quot;Kleidung&quot;" style:apply-style-name="Kleidung" style:base-cell-address="Kategorien.G17"/>
      <style:map style:condition="cell-content()=&quot;Kosmetika&quot;" style:apply-style-name="Kosmetika" style:base-cell-address="Kategorien.G17"/>
      <style:map style:condition="cell-content()=&quot;Nahrung&quot;" style:apply-style-name="Nahrung" style:base-cell-address="Kategorien.G17"/>
      <style:map style:condition="cell-content()=&quot;Rechnungen&quot;" style:apply-style-name="Rechnungen" style:base-cell-address="Kategorien.G17"/>
      <style:map style:condition="cell-content()=&quot;Sonstiges&quot;" style:apply-style-name="Sonstiges" style:base-cell-address="Kategorien.G17"/>
      <style:map style:condition="cell-content()=&quot;Tabak&quot;" style:apply-style-name="Tabak" style:base-cell-address="Kategorien.G17"/>
      <style:map style:condition="cell-content()=&quot;Verkehr&quot;" style:apply-style-name="Verkehr" style:base-cell-address="Kategorien.G17"/>
      <style:map style:condition="cell-content()=&quot;Zucker&quot;" style:apply-style-name="Zucker" style:base-cell-address="Kategorien.G17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Kategorien.G18"/>
      <style:map style:condition="cell-content()=&quot;Ausgehen&quot;" style:apply-style-name="Ausgehen" style:base-cell-address="Kategorien.G18"/>
      <style:map style:condition="cell-content()=&quot;Getränke&quot;" style:apply-style-name="Getränke" style:base-cell-address="Kategorien.G18"/>
      <style:map style:condition="cell-content()=&quot;Kaffee&quot;" style:apply-style-name="Kaffee" style:base-cell-address="Kategorien.G18"/>
      <style:map style:condition="cell-content()=&quot;Kleidung&quot;" style:apply-style-name="Kleidung" style:base-cell-address="Kategorien.G18"/>
      <style:map style:condition="cell-content()=&quot;Kosmetika&quot;" style:apply-style-name="Kosmetika" style:base-cell-address="Kategorien.G18"/>
      <style:map style:condition="cell-content()=&quot;Nahrung&quot;" style:apply-style-name="Nahrung" style:base-cell-address="Kategorien.G18"/>
      <style:map style:condition="cell-content()=&quot;Rechnungen&quot;" style:apply-style-name="Rechnungen" style:base-cell-address="Kategorien.G18"/>
      <style:map style:condition="cell-content()=&quot;Sonstiges&quot;" style:apply-style-name="Sonstiges" style:base-cell-address="Kategorien.G18"/>
      <style:map style:condition="cell-content()=&quot;Tabak&quot;" style:apply-style-name="Tabak" style:base-cell-address="Kategorien.G18"/>
      <style:map style:condition="cell-content()=&quot;Verkehr&quot;" style:apply-style-name="Verkehr" style:base-cell-address="Kategorien.G18"/>
      <style:map style:condition="cell-content()=&quot;Zucker&quot;" style:apply-style-name="Zucker" style:base-cell-address="Kategorien.G18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Kategorien.G19"/>
      <style:map style:condition="cell-content()=&quot;Ausgehen&quot;" style:apply-style-name="Ausgehen" style:base-cell-address="Kategorien.G19"/>
      <style:map style:condition="cell-content()=&quot;Getränke&quot;" style:apply-style-name="Getränke" style:base-cell-address="Kategorien.G19"/>
      <style:map style:condition="cell-content()=&quot;Kaffee&quot;" style:apply-style-name="Kaffee" style:base-cell-address="Kategorien.G19"/>
      <style:map style:condition="cell-content()=&quot;Kleidung&quot;" style:apply-style-name="Kleidung" style:base-cell-address="Kategorien.G19"/>
      <style:map style:condition="cell-content()=&quot;Kosmetika&quot;" style:apply-style-name="Kosmetika" style:base-cell-address="Kategorien.G19"/>
      <style:map style:condition="cell-content()=&quot;Nahrung&quot;" style:apply-style-name="Nahrung" style:base-cell-address="Kategorien.G19"/>
      <style:map style:condition="cell-content()=&quot;Rechnungen&quot;" style:apply-style-name="Rechnungen" style:base-cell-address="Kategorien.G19"/>
      <style:map style:condition="cell-content()=&quot;Sonstiges&quot;" style:apply-style-name="Sonstiges" style:base-cell-address="Kategorien.G19"/>
      <style:map style:condition="cell-content()=&quot;Tabak&quot;" style:apply-style-name="Tabak" style:base-cell-address="Kategorien.G19"/>
      <style:map style:condition="cell-content()=&quot;Verkehr&quot;" style:apply-style-name="Verkehr" style:base-cell-address="Kategorien.G19"/>
      <style:map style:condition="cell-content()=&quot;Zucker&quot;" style:apply-style-name="Zucker" style:base-cell-address="Kategorien.G19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Kategorien.G20"/>
      <style:map style:condition="cell-content()=&quot;Ausgehen&quot;" style:apply-style-name="Ausgehen" style:base-cell-address="Kategorien.G20"/>
      <style:map style:condition="cell-content()=&quot;Getränke&quot;" style:apply-style-name="Getränke" style:base-cell-address="Kategorien.G20"/>
      <style:map style:condition="cell-content()=&quot;Kaffee&quot;" style:apply-style-name="Kaffee" style:base-cell-address="Kategorien.G20"/>
      <style:map style:condition="cell-content()=&quot;Kleidung&quot;" style:apply-style-name="Kleidung" style:base-cell-address="Kategorien.G20"/>
      <style:map style:condition="cell-content()=&quot;Kosmetika&quot;" style:apply-style-name="Kosmetika" style:base-cell-address="Kategorien.G20"/>
      <style:map style:condition="cell-content()=&quot;Nahrung&quot;" style:apply-style-name="Nahrung" style:base-cell-address="Kategorien.G20"/>
      <style:map style:condition="cell-content()=&quot;Rechnungen&quot;" style:apply-style-name="Rechnungen" style:base-cell-address="Kategorien.G20"/>
      <style:map style:condition="cell-content()=&quot;Sonstiges&quot;" style:apply-style-name="Sonstiges" style:base-cell-address="Kategorien.G20"/>
      <style:map style:condition="cell-content()=&quot;Tabak&quot;" style:apply-style-name="Tabak" style:base-cell-address="Kategorien.G20"/>
      <style:map style:condition="cell-content()=&quot;Verkehr&quot;" style:apply-style-name="Verkehr" style:base-cell-address="Kategorien.G20"/>
      <style:map style:condition="cell-content()=&quot;Zucker&quot;" style:apply-style-name="Zucker" style:base-cell-address="Kategorien.G20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Kategorien.H9"/>
      <style:map style:condition="cell-content()=&quot;Ausgehen&quot;" style:apply-style-name="Ausgehen" style:base-cell-address="Kategorien.H9"/>
      <style:map style:condition="cell-content()=&quot;Getränke&quot;" style:apply-style-name="Getränke" style:base-cell-address="Kategorien.H9"/>
      <style:map style:condition="cell-content()=&quot;Kaffee&quot;" style:apply-style-name="Kaffee" style:base-cell-address="Kategorien.H9"/>
      <style:map style:condition="cell-content()=&quot;Kleidung&quot;" style:apply-style-name="Kleidung" style:base-cell-address="Kategorien.H9"/>
      <style:map style:condition="cell-content()=&quot;Kosmetika&quot;" style:apply-style-name="Kosmetika" style:base-cell-address="Kategorien.H9"/>
      <style:map style:condition="cell-content()=&quot;Nahrung&quot;" style:apply-style-name="Nahrung" style:base-cell-address="Kategorien.H9"/>
      <style:map style:condition="cell-content()=&quot;Rechnungen&quot;" style:apply-style-name="Rechnungen" style:base-cell-address="Kategorien.H9"/>
      <style:map style:condition="cell-content()=&quot;Sonstiges&quot;" style:apply-style-name="Sonstiges" style:base-cell-address="Kategorien.H9"/>
      <style:map style:condition="cell-content()=&quot;Tabak&quot;" style:apply-style-name="Tabak" style:base-cell-address="Kategorien.H9"/>
      <style:map style:condition="cell-content()=&quot;Verkehr&quot;" style:apply-style-name="Verkehr" style:base-cell-address="Kategorien.H9"/>
      <style:map style:condition="cell-content()=&quot;Zucker&quot;" style:apply-style-name="Zucker" style:base-cell-address="Kategorien.H9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Kategorien.H10"/>
      <style:map style:condition="cell-content()=&quot;Ausgehen&quot;" style:apply-style-name="Ausgehen" style:base-cell-address="Kategorien.H10"/>
      <style:map style:condition="cell-content()=&quot;Getränke&quot;" style:apply-style-name="Getränke" style:base-cell-address="Kategorien.H10"/>
      <style:map style:condition="cell-content()=&quot;Kaffee&quot;" style:apply-style-name="Kaffee" style:base-cell-address="Kategorien.H10"/>
      <style:map style:condition="cell-content()=&quot;Kleidung&quot;" style:apply-style-name="Kleidung" style:base-cell-address="Kategorien.H10"/>
      <style:map style:condition="cell-content()=&quot;Kosmetika&quot;" style:apply-style-name="Kosmetika" style:base-cell-address="Kategorien.H10"/>
      <style:map style:condition="cell-content()=&quot;Nahrung&quot;" style:apply-style-name="Nahrung" style:base-cell-address="Kategorien.H10"/>
      <style:map style:condition="cell-content()=&quot;Rechnungen&quot;" style:apply-style-name="Rechnungen" style:base-cell-address="Kategorien.H10"/>
      <style:map style:condition="cell-content()=&quot;Sonstiges&quot;" style:apply-style-name="Sonstiges" style:base-cell-address="Kategorien.H10"/>
      <style:map style:condition="cell-content()=&quot;Tabak&quot;" style:apply-style-name="Tabak" style:base-cell-address="Kategorien.H10"/>
      <style:map style:condition="cell-content()=&quot;Verkehr&quot;" style:apply-style-name="Verkehr" style:base-cell-address="Kategorien.H10"/>
      <style:map style:condition="cell-content()=&quot;Zucker&quot;" style:apply-style-name="Zucker" style:base-cell-address="Kategorien.H10"/>
    </style:style>
    <style:style style:name="ce28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Kategorien.H11"/>
      <style:map style:condition="cell-content()=&quot;Ausgehen&quot;" style:apply-style-name="Ausgehen" style:base-cell-address="Kategorien.H11"/>
      <style:map style:condition="cell-content()=&quot;Getränke&quot;" style:apply-style-name="Getränke" style:base-cell-address="Kategorien.H11"/>
      <style:map style:condition="cell-content()=&quot;Kaffee&quot;" style:apply-style-name="Kaffee" style:base-cell-address="Kategorien.H11"/>
      <style:map style:condition="cell-content()=&quot;Kleidung&quot;" style:apply-style-name="Kleidung" style:base-cell-address="Kategorien.H11"/>
      <style:map style:condition="cell-content()=&quot;Kosmetika&quot;" style:apply-style-name="Kosmetika" style:base-cell-address="Kategorien.H11"/>
      <style:map style:condition="cell-content()=&quot;Nahrung&quot;" style:apply-style-name="Nahrung" style:base-cell-address="Kategorien.H11"/>
      <style:map style:condition="cell-content()=&quot;Rechnungen&quot;" style:apply-style-name="Rechnungen" style:base-cell-address="Kategorien.H11"/>
      <style:map style:condition="cell-content()=&quot;Sonstiges&quot;" style:apply-style-name="Sonstiges" style:base-cell-address="Kategorien.H11"/>
      <style:map style:condition="cell-content()=&quot;Tabak&quot;" style:apply-style-name="Tabak" style:base-cell-address="Kategorien.H11"/>
      <style:map style:condition="cell-content()=&quot;Verkehr&quot;" style:apply-style-name="Verkehr" style:base-cell-address="Kategorien.H11"/>
      <style:map style:condition="cell-content()=&quot;Zucker&quot;" style:apply-style-name="Zucker" style:base-cell-address="Kategorien.H11"/>
    </style:style>
    <style:style style:name="ce29" style:family="table-cell" style:parent-style-name="Default">
      <style:table-cell-properties fo:border="none"/>
      <style:map style:condition="cell-content()=&quot;Amazon&quot;" style:apply-style-name="Amazon" style:base-cell-address="Kategorien.H12"/>
      <style:map style:condition="cell-content()=&quot;Ausgehen&quot;" style:apply-style-name="Ausgehen" style:base-cell-address="Kategorien.H12"/>
      <style:map style:condition="cell-content()=&quot;Getränke&quot;" style:apply-style-name="Getränke" style:base-cell-address="Kategorien.H12"/>
      <style:map style:condition="cell-content()=&quot;Kaffee&quot;" style:apply-style-name="Kaffee" style:base-cell-address="Kategorien.H12"/>
      <style:map style:condition="cell-content()=&quot;Kleidung&quot;" style:apply-style-name="Kleidung" style:base-cell-address="Kategorien.H12"/>
      <style:map style:condition="cell-content()=&quot;Kosmetika&quot;" style:apply-style-name="Kosmetika" style:base-cell-address="Kategorien.H12"/>
      <style:map style:condition="cell-content()=&quot;Nahrung&quot;" style:apply-style-name="Nahrung" style:base-cell-address="Kategorien.H12"/>
      <style:map style:condition="cell-content()=&quot;Rechnungen&quot;" style:apply-style-name="Rechnungen" style:base-cell-address="Kategorien.H12"/>
      <style:map style:condition="cell-content()=&quot;Sonstiges&quot;" style:apply-style-name="Sonstiges" style:base-cell-address="Kategorien.H12"/>
      <style:map style:condition="cell-content()=&quot;Tabak&quot;" style:apply-style-name="Tabak" style:base-cell-address="Kategorien.H12"/>
      <style:map style:condition="cell-content()=&quot;Verkehr&quot;" style:apply-style-name="Verkehr" style:base-cell-address="Kategorien.H12"/>
      <style:map style:condition="cell-content()=&quot;Zucker&quot;" style:apply-style-name="Zucker" style:base-cell-address="Kategorien.H12"/>
    </style:style>
    <style:style style:name="ce30" style:family="table-cell" style:parent-style-name="Default">
      <style:table-cell-properties fo:border="none"/>
      <style:map style:condition="cell-content()=&quot;Amazon&quot;" style:apply-style-name="Amazon" style:base-cell-address="Kategorien.H13"/>
      <style:map style:condition="cell-content()=&quot;Ausgehen&quot;" style:apply-style-name="Ausgehen" style:base-cell-address="Kategorien.H13"/>
      <style:map style:condition="cell-content()=&quot;Getränke&quot;" style:apply-style-name="Getränke" style:base-cell-address="Kategorien.H13"/>
      <style:map style:condition="cell-content()=&quot;Kaffee&quot;" style:apply-style-name="Kaffee" style:base-cell-address="Kategorien.H13"/>
      <style:map style:condition="cell-content()=&quot;Kleidung&quot;" style:apply-style-name="Kleidung" style:base-cell-address="Kategorien.H13"/>
      <style:map style:condition="cell-content()=&quot;Kosmetika&quot;" style:apply-style-name="Kosmetika" style:base-cell-address="Kategorien.H13"/>
      <style:map style:condition="cell-content()=&quot;Nahrung&quot;" style:apply-style-name="Nahrung" style:base-cell-address="Kategorien.H13"/>
      <style:map style:condition="cell-content()=&quot;Rechnungen&quot;" style:apply-style-name="Rechnungen" style:base-cell-address="Kategorien.H13"/>
      <style:map style:condition="cell-content()=&quot;Sonstiges&quot;" style:apply-style-name="Sonstiges" style:base-cell-address="Kategorien.H13"/>
      <style:map style:condition="cell-content()=&quot;Tabak&quot;" style:apply-style-name="Tabak" style:base-cell-address="Kategorien.H13"/>
      <style:map style:condition="cell-content()=&quot;Verkehr&quot;" style:apply-style-name="Verkehr" style:base-cell-address="Kategorien.H13"/>
      <style:map style:condition="cell-content()=&quot;Zucker&quot;" style:apply-style-name="Zucker" style:base-cell-address="Kategorien.H13"/>
    </style:style>
    <style:style style:name="ce31" style:family="table-cell" style:parent-style-name="Default">
      <style:table-cell-properties fo:border="none"/>
      <style:map style:condition="cell-content()=&quot;Amazon&quot;" style:apply-style-name="Amazon" style:base-cell-address="Kategorien.H14"/>
      <style:map style:condition="cell-content()=&quot;Ausgehen&quot;" style:apply-style-name="Ausgehen" style:base-cell-address="Kategorien.H14"/>
      <style:map style:condition="cell-content()=&quot;Getränke&quot;" style:apply-style-name="Getränke" style:base-cell-address="Kategorien.H14"/>
      <style:map style:condition="cell-content()=&quot;Kaffee&quot;" style:apply-style-name="Kaffee" style:base-cell-address="Kategorien.H14"/>
      <style:map style:condition="cell-content()=&quot;Kleidung&quot;" style:apply-style-name="Kleidung" style:base-cell-address="Kategorien.H14"/>
      <style:map style:condition="cell-content()=&quot;Kosmetika&quot;" style:apply-style-name="Kosmetika" style:base-cell-address="Kategorien.H14"/>
      <style:map style:condition="cell-content()=&quot;Nahrung&quot;" style:apply-style-name="Nahrung" style:base-cell-address="Kategorien.H14"/>
      <style:map style:condition="cell-content()=&quot;Rechnungen&quot;" style:apply-style-name="Rechnungen" style:base-cell-address="Kategorien.H14"/>
      <style:map style:condition="cell-content()=&quot;Sonstiges&quot;" style:apply-style-name="Sonstiges" style:base-cell-address="Kategorien.H14"/>
      <style:map style:condition="cell-content()=&quot;Tabak&quot;" style:apply-style-name="Tabak" style:base-cell-address="Kategorien.H14"/>
      <style:map style:condition="cell-content()=&quot;Verkehr&quot;" style:apply-style-name="Verkehr" style:base-cell-address="Kategorien.H14"/>
      <style:map style:condition="cell-content()=&quot;Zucker&quot;" style:apply-style-name="Zucker" style:base-cell-address="Kategorien.H14"/>
    </style:style>
    <style:style style:name="ce32" style:family="table-cell" style:parent-style-name="Default">
      <style:table-cell-properties fo:border="none"/>
      <style:map style:condition="cell-content()=&quot;Amazon&quot;" style:apply-style-name="Amazon" style:base-cell-address="Kategorien.H15"/>
      <style:map style:condition="cell-content()=&quot;Ausgehen&quot;" style:apply-style-name="Ausgehen" style:base-cell-address="Kategorien.H15"/>
      <style:map style:condition="cell-content()=&quot;Getränke&quot;" style:apply-style-name="Getränke" style:base-cell-address="Kategorien.H15"/>
      <style:map style:condition="cell-content()=&quot;Kaffee&quot;" style:apply-style-name="Kaffee" style:base-cell-address="Kategorien.H15"/>
      <style:map style:condition="cell-content()=&quot;Kleidung&quot;" style:apply-style-name="Kleidung" style:base-cell-address="Kategorien.H15"/>
      <style:map style:condition="cell-content()=&quot;Kosmetika&quot;" style:apply-style-name="Kosmetika" style:base-cell-address="Kategorien.H15"/>
      <style:map style:condition="cell-content()=&quot;Nahrung&quot;" style:apply-style-name="Nahrung" style:base-cell-address="Kategorien.H15"/>
      <style:map style:condition="cell-content()=&quot;Rechnungen&quot;" style:apply-style-name="Rechnungen" style:base-cell-address="Kategorien.H15"/>
      <style:map style:condition="cell-content()=&quot;Sonstiges&quot;" style:apply-style-name="Sonstiges" style:base-cell-address="Kategorien.H15"/>
      <style:map style:condition="cell-content()=&quot;Tabak&quot;" style:apply-style-name="Tabak" style:base-cell-address="Kategorien.H15"/>
      <style:map style:condition="cell-content()=&quot;Verkehr&quot;" style:apply-style-name="Verkehr" style:base-cell-address="Kategorien.H15"/>
      <style:map style:condition="cell-content()=&quot;Zucker&quot;" style:apply-style-name="Zucker" style:base-cell-address="Kategorien.H15"/>
    </style:style>
    <style:style style:name="ce33" style:family="table-cell" style:parent-style-name="Default">
      <style:table-cell-properties fo:border="none"/>
      <style:map style:condition="cell-content()=&quot;Amazon&quot;" style:apply-style-name="Amazon" style:base-cell-address="Kategorien.H16"/>
      <style:map style:condition="cell-content()=&quot;Ausgehen&quot;" style:apply-style-name="Ausgehen" style:base-cell-address="Kategorien.H16"/>
      <style:map style:condition="cell-content()=&quot;Getränke&quot;" style:apply-style-name="Getränke" style:base-cell-address="Kategorien.H16"/>
      <style:map style:condition="cell-content()=&quot;Kaffee&quot;" style:apply-style-name="Kaffee" style:base-cell-address="Kategorien.H16"/>
      <style:map style:condition="cell-content()=&quot;Kleidung&quot;" style:apply-style-name="Kleidung" style:base-cell-address="Kategorien.H16"/>
      <style:map style:condition="cell-content()=&quot;Kosmetika&quot;" style:apply-style-name="Kosmetika" style:base-cell-address="Kategorien.H16"/>
      <style:map style:condition="cell-content()=&quot;Nahrung&quot;" style:apply-style-name="Nahrung" style:base-cell-address="Kategorien.H16"/>
      <style:map style:condition="cell-content()=&quot;Rechnungen&quot;" style:apply-style-name="Rechnungen" style:base-cell-address="Kategorien.H16"/>
      <style:map style:condition="cell-content()=&quot;Sonstiges&quot;" style:apply-style-name="Sonstiges" style:base-cell-address="Kategorien.H16"/>
      <style:map style:condition="cell-content()=&quot;Tabak&quot;" style:apply-style-name="Tabak" style:base-cell-address="Kategorien.H16"/>
      <style:map style:condition="cell-content()=&quot;Verkehr&quot;" style:apply-style-name="Verkehr" style:base-cell-address="Kategorien.H16"/>
      <style:map style:condition="cell-content()=&quot;Zucker&quot;" style:apply-style-name="Zucker" style:base-cell-address="Kategorien.H16"/>
    </style:style>
    <style:style style:name="ce34" style:family="table-cell" style:parent-style-name="Default">
      <style:table-cell-properties fo:border="none"/>
      <style:map style:condition="cell-content()=&quot;Amazon&quot;" style:apply-style-name="Amazon" style:base-cell-address="Kategorien.H17"/>
      <style:map style:condition="cell-content()=&quot;Ausgehen&quot;" style:apply-style-name="Ausgehen" style:base-cell-address="Kategorien.H17"/>
      <style:map style:condition="cell-content()=&quot;Getränke&quot;" style:apply-style-name="Getränke" style:base-cell-address="Kategorien.H17"/>
      <style:map style:condition="cell-content()=&quot;Kaffee&quot;" style:apply-style-name="Kaffee" style:base-cell-address="Kategorien.H17"/>
      <style:map style:condition="cell-content()=&quot;Kleidung&quot;" style:apply-style-name="Kleidung" style:base-cell-address="Kategorien.H17"/>
      <style:map style:condition="cell-content()=&quot;Kosmetika&quot;" style:apply-style-name="Kosmetika" style:base-cell-address="Kategorien.H17"/>
      <style:map style:condition="cell-content()=&quot;Nahrung&quot;" style:apply-style-name="Nahrung" style:base-cell-address="Kategorien.H17"/>
      <style:map style:condition="cell-content()=&quot;Rechnungen&quot;" style:apply-style-name="Rechnungen" style:base-cell-address="Kategorien.H17"/>
      <style:map style:condition="cell-content()=&quot;Sonstiges&quot;" style:apply-style-name="Sonstiges" style:base-cell-address="Kategorien.H17"/>
      <style:map style:condition="cell-content()=&quot;Tabak&quot;" style:apply-style-name="Tabak" style:base-cell-address="Kategorien.H17"/>
      <style:map style:condition="cell-content()=&quot;Verkehr&quot;" style:apply-style-name="Verkehr" style:base-cell-address="Kategorien.H17"/>
      <style:map style:condition="cell-content()=&quot;Zucker&quot;" style:apply-style-name="Zucker" style:base-cell-address="Kategorien.H17"/>
    </style:style>
    <style:style style:name="ce35" style:family="table-cell" style:parent-style-name="Default">
      <style:table-cell-properties fo:border="none"/>
      <style:map style:condition="cell-content()=&quot;Amazon&quot;" style:apply-style-name="Amazon" style:base-cell-address="Kategorien.H18"/>
      <style:map style:condition="cell-content()=&quot;Ausgehen&quot;" style:apply-style-name="Ausgehen" style:base-cell-address="Kategorien.H18"/>
      <style:map style:condition="cell-content()=&quot;Getränke&quot;" style:apply-style-name="Getränke" style:base-cell-address="Kategorien.H18"/>
      <style:map style:condition="cell-content()=&quot;Kaffee&quot;" style:apply-style-name="Kaffee" style:base-cell-address="Kategorien.H18"/>
      <style:map style:condition="cell-content()=&quot;Kleidung&quot;" style:apply-style-name="Kleidung" style:base-cell-address="Kategorien.H18"/>
      <style:map style:condition="cell-content()=&quot;Kosmetika&quot;" style:apply-style-name="Kosmetika" style:base-cell-address="Kategorien.H18"/>
      <style:map style:condition="cell-content()=&quot;Nahrung&quot;" style:apply-style-name="Nahrung" style:base-cell-address="Kategorien.H18"/>
      <style:map style:condition="cell-content()=&quot;Rechnungen&quot;" style:apply-style-name="Rechnungen" style:base-cell-address="Kategorien.H18"/>
      <style:map style:condition="cell-content()=&quot;Sonstiges&quot;" style:apply-style-name="Sonstiges" style:base-cell-address="Kategorien.H18"/>
      <style:map style:condition="cell-content()=&quot;Tabak&quot;" style:apply-style-name="Tabak" style:base-cell-address="Kategorien.H18"/>
      <style:map style:condition="cell-content()=&quot;Verkehr&quot;" style:apply-style-name="Verkehr" style:base-cell-address="Kategorien.H18"/>
      <style:map style:condition="cell-content()=&quot;Zucker&quot;" style:apply-style-name="Zucker" style:base-cell-address="Kategorien.H18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8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9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40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41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42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44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6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7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5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5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5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ni 15'.H19"/>
      <style:map style:condition="cell-content()=&quot;Ausgehen&quot;" style:apply-style-name="Ausgehen" style:base-cell-address="'Juni 15'.H19"/>
      <style:map style:condition="cell-content()=&quot;Getränke&quot;" style:apply-style-name="Getränke" style:base-cell-address="'Juni 15'.H19"/>
      <style:map style:condition="cell-content()=&quot;Kaffee&quot;" style:apply-style-name="Kaffee" style:base-cell-address="'Juni 15'.H19"/>
      <style:map style:condition="cell-content()=&quot;Kleidung&quot;" style:apply-style-name="Kleidung" style:base-cell-address="'Juni 15'.H19"/>
      <style:map style:condition="cell-content()=&quot;Kosmetika&quot;" style:apply-style-name="Kosmetika" style:base-cell-address="'Juni 15'.H19"/>
      <style:map style:condition="cell-content()=&quot;Nahrung&quot;" style:apply-style-name="Nahrung" style:base-cell-address="'Juni 15'.H19"/>
      <style:map style:condition="cell-content()=&quot;Rechnungen&quot;" style:apply-style-name="Rechnungen" style:base-cell-address="'Juni 15'.H19"/>
      <style:map style:condition="cell-content()=&quot;Sonstiges&quot;" style:apply-style-name="Sonstiges" style:base-cell-address="'Juni 15'.H19"/>
      <style:map style:condition="cell-content()=&quot;Tabak&quot;" style:apply-style-name="Tabak" style:base-cell-address="'Juni 15'.H19"/>
      <style:map style:condition="cell-content()=&quot;Verkehr&quot;" style:apply-style-name="Verkehr" style:base-cell-address="'Juni 15'.H19"/>
      <style:map style:condition="cell-content()=&quot;Zucker&quot;" style:apply-style-name="Zucker" style:base-cell-address="'Juni 15'.H19"/>
    </style:style>
    <style:style style:name="ce60" style:family="table-cell" style:parent-style-name="Getränke">
      <style:table-cell-properties fo:background-color="#013058"/>
    </style:style>
    <style:style style:name="ce61" style:family="table-cell" style:parent-style-name="Default">
      <style:map style:condition="cell-content()=&quot;Ausgehen&quot;" style:apply-style-name="Ausgehen" style:base-cell-address="'Juni 15'.H21"/>
      <style:map style:condition="cell-content()=&quot;Getränke&quot;" style:apply-style-name="Getränke" style:base-cell-address="'Juni 15'.H21"/>
      <style:map style:condition="cell-content()=&quot;Kaffee&quot;" style:apply-style-name="Kaffee" style:base-cell-address="'Juni 15'.H21"/>
      <style:map style:condition="cell-content()=&quot;Kleidung&quot;" style:apply-style-name="Kleidung" style:base-cell-address="'Juni 15'.H21"/>
      <style:map style:condition="cell-content()=&quot;Kosmetika&quot;" style:apply-style-name="Kosmetika" style:base-cell-address="'Juni 15'.H21"/>
      <style:map style:condition="cell-content()=&quot;Nahrung&quot;" style:apply-style-name="Nahrung" style:base-cell-address="'Juni 15'.H21"/>
      <style:map style:condition="cell-content()=&quot;Rechnungen&quot;" style:apply-style-name="Rechnungen" style:base-cell-address="'Juni 15'.H21"/>
      <style:map style:condition="cell-content()=&quot;Sonstiges&quot;" style:apply-style-name="Sonstiges" style:base-cell-address="'Juni 15'.H21"/>
      <style:map style:condition="cell-content()=&quot;Tabak&quot;" style:apply-style-name="Tabak" style:base-cell-address="'Juni 15'.H21"/>
      <style:map style:condition="cell-content()=&quot;Verkehr&quot;" style:apply-style-name="Verkehr" style:base-cell-address="'Juni 15'.H21"/>
      <style:map style:condition="cell-content()=&quot;Zucker&quot;" style:apply-style-name="Zucker" style:base-cell-address="'Juni 15'.H21"/>
      <style:map style:condition="cell-content()=&quot;Bier&quot;" style:apply-style-name="Bier" style:base-cell-address="'Juni 15'.H21"/>
      <style:map style:condition="cell-content()=&quot;Pfand&quot;" style:apply-style-name="Pfand" style:base-cell-address="'Juni 15'.H21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ni 15'.I8"/>
      <style:map style:condition="cell-content()=&quot;Ausgehen&quot;" style:apply-style-name="Ausgehen" style:base-cell-address="'Juni 15'.I8"/>
      <style:map style:condition="cell-content()=&quot;Getränke&quot;" style:apply-style-name="Getränke" style:base-cell-address="'Juni 15'.I8"/>
      <style:map style:condition="cell-content()=&quot;Kaffee&quot;" style:apply-style-name="Kaffee" style:base-cell-address="'Juni 15'.I8"/>
      <style:map style:condition="cell-content()=&quot;Kleidung&quot;" style:apply-style-name="Kleidung" style:base-cell-address="'Juni 15'.I8"/>
      <style:map style:condition="cell-content()=&quot;Kosmetika&quot;" style:apply-style-name="Kosmetika" style:base-cell-address="'Juni 15'.I8"/>
      <style:map style:condition="cell-content()=&quot;Nahrung&quot;" style:apply-style-name="Nahrung" style:base-cell-address="'Juni 15'.I8"/>
      <style:map style:condition="cell-content()=&quot;Rechnungen&quot;" style:apply-style-name="Rechnungen" style:base-cell-address="'Juni 15'.I8"/>
      <style:map style:condition="cell-content()=&quot;Sonstiges&quot;" style:apply-style-name="Sonstiges" style:base-cell-address="'Juni 15'.I8"/>
      <style:map style:condition="cell-content()=&quot;Tabak&quot;" style:apply-style-name="Tabak" style:base-cell-address="'Juni 15'.I8"/>
      <style:map style:condition="cell-content()=&quot;Verkehr&quot;" style:apply-style-name="Verkehr" style:base-cell-address="'Juni 15'.I8"/>
      <style:map style:condition="cell-content()=&quot;Zucker&quot;" style:apply-style-name="Zucker" style:base-cell-address="'Juni 15'.I8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ni 15'.I9"/>
      <style:map style:condition="cell-content()=&quot;Ausgehen&quot;" style:apply-style-name="Ausgehen" style:base-cell-address="'Juni 15'.I9"/>
      <style:map style:condition="cell-content()=&quot;Getränke&quot;" style:apply-style-name="Getränke" style:base-cell-address="'Juni 15'.I9"/>
      <style:map style:condition="cell-content()=&quot;Kaffee&quot;" style:apply-style-name="Kaffee" style:base-cell-address="'Juni 15'.I9"/>
      <style:map style:condition="cell-content()=&quot;Kleidung&quot;" style:apply-style-name="Kleidung" style:base-cell-address="'Juni 15'.I9"/>
      <style:map style:condition="cell-content()=&quot;Kosmetika&quot;" style:apply-style-name="Kosmetika" style:base-cell-address="'Juni 15'.I9"/>
      <style:map style:condition="cell-content()=&quot;Nahrung&quot;" style:apply-style-name="Nahrung" style:base-cell-address="'Juni 15'.I9"/>
      <style:map style:condition="cell-content()=&quot;Rechnungen&quot;" style:apply-style-name="Rechnungen" style:base-cell-address="'Juni 15'.I9"/>
      <style:map style:condition="cell-content()=&quot;Sonstiges&quot;" style:apply-style-name="Sonstiges" style:base-cell-address="'Juni 15'.I9"/>
      <style:map style:condition="cell-content()=&quot;Tabak&quot;" style:apply-style-name="Tabak" style:base-cell-address="'Juni 15'.I9"/>
      <style:map style:condition="cell-content()=&quot;Verkehr&quot;" style:apply-style-name="Verkehr" style:base-cell-address="'Juni 15'.I9"/>
      <style:map style:condition="cell-content()=&quot;Zucker&quot;" style:apply-style-name="Zucker" style:base-cell-address="'Juni 15'.I9"/>
    </style:style>
    <style:style style:name="ce64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I10"/>
      <style:map style:condition="cell-content()=&quot;Ausgehen&quot;" style:apply-style-name="Ausgehen" style:base-cell-address="'Juni 15'.I10"/>
      <style:map style:condition="cell-content()=&quot;Getränke&quot;" style:apply-style-name="Getränke" style:base-cell-address="'Juni 15'.I10"/>
      <style:map style:condition="cell-content()=&quot;Kaffee&quot;" style:apply-style-name="Kaffee" style:base-cell-address="'Juni 15'.I10"/>
      <style:map style:condition="cell-content()=&quot;Kleidung&quot;" style:apply-style-name="Kleidung" style:base-cell-address="'Juni 15'.I10"/>
      <style:map style:condition="cell-content()=&quot;Kosmetika&quot;" style:apply-style-name="Kosmetika" style:base-cell-address="'Juni 15'.I10"/>
      <style:map style:condition="cell-content()=&quot;Nahrung&quot;" style:apply-style-name="Nahrung" style:base-cell-address="'Juni 15'.I10"/>
      <style:map style:condition="cell-content()=&quot;Rechnungen&quot;" style:apply-style-name="Rechnungen" style:base-cell-address="'Juni 15'.I10"/>
      <style:map style:condition="cell-content()=&quot;Sonstiges&quot;" style:apply-style-name="Sonstiges" style:base-cell-address="'Juni 15'.I10"/>
      <style:map style:condition="cell-content()=&quot;Tabak&quot;" style:apply-style-name="Tabak" style:base-cell-address="'Juni 15'.I10"/>
      <style:map style:condition="cell-content()=&quot;Verkehr&quot;" style:apply-style-name="Verkehr" style:base-cell-address="'Juni 15'.I10"/>
      <style:map style:condition="cell-content()=&quot;Zucker&quot;" style:apply-style-name="Zucker" style:base-cell-address="'Juni 15'.I10"/>
    </style:style>
    <style:style style:name="ce65" style:family="table-cell" style:parent-style-name="Default">
      <style:table-cell-properties fo:border="none"/>
      <style:map style:condition="cell-content()=&quot;Amazon&quot;" style:apply-style-name="Amazon" style:base-cell-address="'Juni 15'.I11"/>
      <style:map style:condition="cell-content()=&quot;Ausgehen&quot;" style:apply-style-name="Ausgehen" style:base-cell-address="'Juni 15'.I11"/>
      <style:map style:condition="cell-content()=&quot;Getränke&quot;" style:apply-style-name="Getränke" style:base-cell-address="'Juni 15'.I11"/>
      <style:map style:condition="cell-content()=&quot;Kaffee&quot;" style:apply-style-name="Kaffee" style:base-cell-address="'Juni 15'.I11"/>
      <style:map style:condition="cell-content()=&quot;Kleidung&quot;" style:apply-style-name="Kleidung" style:base-cell-address="'Juni 15'.I11"/>
      <style:map style:condition="cell-content()=&quot;Kosmetika&quot;" style:apply-style-name="Kosmetika" style:base-cell-address="'Juni 15'.I11"/>
      <style:map style:condition="cell-content()=&quot;Nahrung&quot;" style:apply-style-name="Nahrung" style:base-cell-address="'Juni 15'.I11"/>
      <style:map style:condition="cell-content()=&quot;Rechnungen&quot;" style:apply-style-name="Rechnungen" style:base-cell-address="'Juni 15'.I11"/>
      <style:map style:condition="cell-content()=&quot;Sonstiges&quot;" style:apply-style-name="Sonstiges" style:base-cell-address="'Juni 15'.I11"/>
      <style:map style:condition="cell-content()=&quot;Tabak&quot;" style:apply-style-name="Tabak" style:base-cell-address="'Juni 15'.I11"/>
      <style:map style:condition="cell-content()=&quot;Verkehr&quot;" style:apply-style-name="Verkehr" style:base-cell-address="'Juni 15'.I11"/>
      <style:map style:condition="cell-content()=&quot;Zucker&quot;" style:apply-style-name="Zucker" style:base-cell-address="'Juni 15'.I11"/>
    </style:style>
    <style:style style:name="ce66" style:family="table-cell" style:parent-style-name="Default">
      <style:table-cell-properties fo:border="none"/>
      <style:map style:condition="cell-content()=&quot;Amazon&quot;" style:apply-style-name="Amazon" style:base-cell-address="'Juni 15'.I12"/>
      <style:map style:condition="cell-content()=&quot;Ausgehen&quot;" style:apply-style-name="Ausgehen" style:base-cell-address="'Juni 15'.I12"/>
      <style:map style:condition="cell-content()=&quot;Getränke&quot;" style:apply-style-name="Getränke" style:base-cell-address="'Juni 15'.I12"/>
      <style:map style:condition="cell-content()=&quot;Kaffee&quot;" style:apply-style-name="Kaffee" style:base-cell-address="'Juni 15'.I12"/>
      <style:map style:condition="cell-content()=&quot;Kleidung&quot;" style:apply-style-name="Kleidung" style:base-cell-address="'Juni 15'.I12"/>
      <style:map style:condition="cell-content()=&quot;Kosmetika&quot;" style:apply-style-name="Kosmetika" style:base-cell-address="'Juni 15'.I12"/>
      <style:map style:condition="cell-content()=&quot;Nahrung&quot;" style:apply-style-name="Nahrung" style:base-cell-address="'Juni 15'.I12"/>
      <style:map style:condition="cell-content()=&quot;Rechnungen&quot;" style:apply-style-name="Rechnungen" style:base-cell-address="'Juni 15'.I12"/>
      <style:map style:condition="cell-content()=&quot;Sonstiges&quot;" style:apply-style-name="Sonstiges" style:base-cell-address="'Juni 15'.I12"/>
      <style:map style:condition="cell-content()=&quot;Tabak&quot;" style:apply-style-name="Tabak" style:base-cell-address="'Juni 15'.I12"/>
      <style:map style:condition="cell-content()=&quot;Verkehr&quot;" style:apply-style-name="Verkehr" style:base-cell-address="'Juni 15'.I12"/>
      <style:map style:condition="cell-content()=&quot;Zucker&quot;" style:apply-style-name="Zucker" style:base-cell-address="'Juni 15'.I12"/>
    </style:style>
    <style:style style:name="ce67" style:family="table-cell" style:parent-style-name="Default">
      <style:table-cell-properties fo:border="none"/>
      <style:map style:condition="cell-content()=&quot;Amazon&quot;" style:apply-style-name="Amazon" style:base-cell-address="'Juni 15'.I13"/>
      <style:map style:condition="cell-content()=&quot;Ausgehen&quot;" style:apply-style-name="Ausgehen" style:base-cell-address="'Juni 15'.I13"/>
      <style:map style:condition="cell-content()=&quot;Getränke&quot;" style:apply-style-name="Getränke" style:base-cell-address="'Juni 15'.I13"/>
      <style:map style:condition="cell-content()=&quot;Kaffee&quot;" style:apply-style-name="Kaffee" style:base-cell-address="'Juni 15'.I13"/>
      <style:map style:condition="cell-content()=&quot;Kleidung&quot;" style:apply-style-name="Kleidung" style:base-cell-address="'Juni 15'.I13"/>
      <style:map style:condition="cell-content()=&quot;Kosmetika&quot;" style:apply-style-name="Kosmetika" style:base-cell-address="'Juni 15'.I13"/>
      <style:map style:condition="cell-content()=&quot;Nahrung&quot;" style:apply-style-name="Nahrung" style:base-cell-address="'Juni 15'.I13"/>
      <style:map style:condition="cell-content()=&quot;Rechnungen&quot;" style:apply-style-name="Rechnungen" style:base-cell-address="'Juni 15'.I13"/>
      <style:map style:condition="cell-content()=&quot;Sonstiges&quot;" style:apply-style-name="Sonstiges" style:base-cell-address="'Juni 15'.I13"/>
      <style:map style:condition="cell-content()=&quot;Tabak&quot;" style:apply-style-name="Tabak" style:base-cell-address="'Juni 15'.I13"/>
      <style:map style:condition="cell-content()=&quot;Verkehr&quot;" style:apply-style-name="Verkehr" style:base-cell-address="'Juni 15'.I13"/>
      <style:map style:condition="cell-content()=&quot;Zucker&quot;" style:apply-style-name="Zucker" style:base-cell-address="'Juni 15'.I13"/>
    </style:style>
    <style:style style:name="ce68" style:family="table-cell" style:parent-style-name="Default">
      <style:table-cell-properties fo:border="none"/>
      <style:map style:condition="cell-content()=&quot;Amazon&quot;" style:apply-style-name="Amazon" style:base-cell-address="'Juni 15'.I14"/>
      <style:map style:condition="cell-content()=&quot;Ausgehen&quot;" style:apply-style-name="Ausgehen" style:base-cell-address="'Juni 15'.I14"/>
      <style:map style:condition="cell-content()=&quot;Getränke&quot;" style:apply-style-name="Getränke" style:base-cell-address="'Juni 15'.I14"/>
      <style:map style:condition="cell-content()=&quot;Kaffee&quot;" style:apply-style-name="Kaffee" style:base-cell-address="'Juni 15'.I14"/>
      <style:map style:condition="cell-content()=&quot;Kleidung&quot;" style:apply-style-name="Kleidung" style:base-cell-address="'Juni 15'.I14"/>
      <style:map style:condition="cell-content()=&quot;Kosmetika&quot;" style:apply-style-name="Kosmetika" style:base-cell-address="'Juni 15'.I14"/>
      <style:map style:condition="cell-content()=&quot;Nahrung&quot;" style:apply-style-name="Nahrung" style:base-cell-address="'Juni 15'.I14"/>
      <style:map style:condition="cell-content()=&quot;Rechnungen&quot;" style:apply-style-name="Rechnungen" style:base-cell-address="'Juni 15'.I14"/>
      <style:map style:condition="cell-content()=&quot;Sonstiges&quot;" style:apply-style-name="Sonstiges" style:base-cell-address="'Juni 15'.I14"/>
      <style:map style:condition="cell-content()=&quot;Tabak&quot;" style:apply-style-name="Tabak" style:base-cell-address="'Juni 15'.I14"/>
      <style:map style:condition="cell-content()=&quot;Verkehr&quot;" style:apply-style-name="Verkehr" style:base-cell-address="'Juni 15'.I14"/>
      <style:map style:condition="cell-content()=&quot;Zucker&quot;" style:apply-style-name="Zucker" style:base-cell-address="'Juni 15'.I14"/>
    </style:style>
    <style:style style:name="ce69" style:family="table-cell" style:parent-style-name="Default">
      <style:table-cell-properties fo:border="none"/>
      <style:map style:condition="cell-content()=&quot;Amazon&quot;" style:apply-style-name="Amazon" style:base-cell-address="'Juni 15'.I15"/>
      <style:map style:condition="cell-content()=&quot;Ausgehen&quot;" style:apply-style-name="Ausgehen" style:base-cell-address="'Juni 15'.I15"/>
      <style:map style:condition="cell-content()=&quot;Getränke&quot;" style:apply-style-name="Getränke" style:base-cell-address="'Juni 15'.I15"/>
      <style:map style:condition="cell-content()=&quot;Kaffee&quot;" style:apply-style-name="Kaffee" style:base-cell-address="'Juni 15'.I15"/>
      <style:map style:condition="cell-content()=&quot;Kleidung&quot;" style:apply-style-name="Kleidung" style:base-cell-address="'Juni 15'.I15"/>
      <style:map style:condition="cell-content()=&quot;Kosmetika&quot;" style:apply-style-name="Kosmetika" style:base-cell-address="'Juni 15'.I15"/>
      <style:map style:condition="cell-content()=&quot;Nahrung&quot;" style:apply-style-name="Nahrung" style:base-cell-address="'Juni 15'.I15"/>
      <style:map style:condition="cell-content()=&quot;Rechnungen&quot;" style:apply-style-name="Rechnungen" style:base-cell-address="'Juni 15'.I15"/>
      <style:map style:condition="cell-content()=&quot;Sonstiges&quot;" style:apply-style-name="Sonstiges" style:base-cell-address="'Juni 15'.I15"/>
      <style:map style:condition="cell-content()=&quot;Tabak&quot;" style:apply-style-name="Tabak" style:base-cell-address="'Juni 15'.I15"/>
      <style:map style:condition="cell-content()=&quot;Verkehr&quot;" style:apply-style-name="Verkehr" style:base-cell-address="'Juni 15'.I15"/>
      <style:map style:condition="cell-content()=&quot;Zucker&quot;" style:apply-style-name="Zucker" style:base-cell-address="'Juni 15'.I15"/>
    </style:style>
    <style:style style:name="ce70" style:family="table-cell" style:parent-style-name="Default">
      <style:table-cell-properties fo:border="none"/>
      <style:map style:condition="cell-content()=&quot;Amazon&quot;" style:apply-style-name="Amazon" style:base-cell-address="'Juni 15'.I16"/>
      <style:map style:condition="cell-content()=&quot;Ausgehen&quot;" style:apply-style-name="Ausgehen" style:base-cell-address="'Juni 15'.I16"/>
      <style:map style:condition="cell-content()=&quot;Getränke&quot;" style:apply-style-name="Getränke" style:base-cell-address="'Juni 15'.I16"/>
      <style:map style:condition="cell-content()=&quot;Kaffee&quot;" style:apply-style-name="Kaffee" style:base-cell-address="'Juni 15'.I16"/>
      <style:map style:condition="cell-content()=&quot;Kleidung&quot;" style:apply-style-name="Kleidung" style:base-cell-address="'Juni 15'.I16"/>
      <style:map style:condition="cell-content()=&quot;Kosmetika&quot;" style:apply-style-name="Kosmetika" style:base-cell-address="'Juni 15'.I16"/>
      <style:map style:condition="cell-content()=&quot;Nahrung&quot;" style:apply-style-name="Nahrung" style:base-cell-address="'Juni 15'.I16"/>
      <style:map style:condition="cell-content()=&quot;Rechnungen&quot;" style:apply-style-name="Rechnungen" style:base-cell-address="'Juni 15'.I16"/>
      <style:map style:condition="cell-content()=&quot;Sonstiges&quot;" style:apply-style-name="Sonstiges" style:base-cell-address="'Juni 15'.I16"/>
      <style:map style:condition="cell-content()=&quot;Tabak&quot;" style:apply-style-name="Tabak" style:base-cell-address="'Juni 15'.I16"/>
      <style:map style:condition="cell-content()=&quot;Verkehr&quot;" style:apply-style-name="Verkehr" style:base-cell-address="'Juni 15'.I16"/>
      <style:map style:condition="cell-content()=&quot;Zucker&quot;" style:apply-style-name="Zucker" style:base-cell-address="'Juni 15'.I16"/>
    </style:style>
    <style:style style:name="ce71" style:family="table-cell" style:parent-style-name="Default">
      <style:table-cell-properties fo:border="none"/>
      <style:map style:condition="cell-content()=&quot;Amazon&quot;" style:apply-style-name="Amazon" style:base-cell-address="'Juni 15'.I17"/>
      <style:map style:condition="cell-content()=&quot;Ausgehen&quot;" style:apply-style-name="Ausgehen" style:base-cell-address="'Juni 15'.I17"/>
      <style:map style:condition="cell-content()=&quot;Getränke&quot;" style:apply-style-name="Getränke" style:base-cell-address="'Juni 15'.I17"/>
      <style:map style:condition="cell-content()=&quot;Kaffee&quot;" style:apply-style-name="Kaffee" style:base-cell-address="'Juni 15'.I17"/>
      <style:map style:condition="cell-content()=&quot;Kleidung&quot;" style:apply-style-name="Kleidung" style:base-cell-address="'Juni 15'.I17"/>
      <style:map style:condition="cell-content()=&quot;Kosmetika&quot;" style:apply-style-name="Kosmetika" style:base-cell-address="'Juni 15'.I17"/>
      <style:map style:condition="cell-content()=&quot;Nahrung&quot;" style:apply-style-name="Nahrung" style:base-cell-address="'Juni 15'.I17"/>
      <style:map style:condition="cell-content()=&quot;Rechnungen&quot;" style:apply-style-name="Rechnungen" style:base-cell-address="'Juni 15'.I17"/>
      <style:map style:condition="cell-content()=&quot;Sonstiges&quot;" style:apply-style-name="Sonstiges" style:base-cell-address="'Juni 15'.I17"/>
      <style:map style:condition="cell-content()=&quot;Tabak&quot;" style:apply-style-name="Tabak" style:base-cell-address="'Juni 15'.I17"/>
      <style:map style:condition="cell-content()=&quot;Verkehr&quot;" style:apply-style-name="Verkehr" style:base-cell-address="'Juni 15'.I17"/>
      <style:map style:condition="cell-content()=&quot;Zucker&quot;" style:apply-style-name="Zucker" style:base-cell-address="'Juni 15'.I17"/>
    </style:style>
    <style:style style:name="ce72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73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6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Juli 15'.F7"/>
      <style:map style:condition="cell-content()=&quot;Ausgehen&quot;" style:apply-style-name="Ausgehen" style:base-cell-address="'Juli 15'.F7"/>
      <style:map style:condition="cell-content()=&quot;Bier&quot;" style:apply-style-name="Bier" style:base-cell-address="'Juli 15'.F7"/>
      <style:map style:condition="cell-content()=&quot;Getränke&quot;" style:apply-style-name="Getränke" style:base-cell-address="'Juli 15'.F7"/>
      <style:map style:condition="cell-content()=&quot;Kaffee&quot;" style:apply-style-name="Kaffee" style:base-cell-address="'Juli 15'.F7"/>
      <style:map style:condition="cell-content()=&quot;Kleidung&quot;" style:apply-style-name="Kleidung" style:base-cell-address="'Juli 15'.F7"/>
      <style:map style:condition="cell-content()=&quot;Kosmetika&quot;" style:apply-style-name="Kosmetika" style:base-cell-address="'Juli 15'.F7"/>
      <style:map style:condition="cell-content()=&quot;Nahrung&quot;" style:apply-style-name="Nahrung" style:base-cell-address="'Juli 15'.F7"/>
      <style:map style:condition="cell-content()=&quot;Pfand&quot;" style:apply-style-name="Pfand" style:base-cell-address="'Juli 15'.F7"/>
      <style:map style:condition="cell-content()=&quot;Rechungen&quot;" style:apply-style-name="Rechnungen" style:base-cell-address="'Juli 15'.F7"/>
      <style:map style:condition="cell-content()=&quot;Sonstiges&quot;" style:apply-style-name="Sonstiges" style:base-cell-address="'Juli 15'.F7"/>
      <style:map style:condition="cell-content()=&quot;Tabak&quot;" style:apply-style-name="Tabak" style:base-cell-address="'Juli 15'.F7"/>
      <style:map style:condition="cell-content()=&quot;Verkehr&quot;" style:apply-style-name="Verkehr" style:base-cell-address="'Juli 15'.F7"/>
      <style:map style:condition="cell-content()=&quot;Zucker&quot;" style:apply-style-name="Zucker" style:base-cell-address="'Juli 15'.F7"/>
    </style:style>
    <style:style style:name="ce7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79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0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8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2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3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template.D1">
          <table:error-message table:message-type="stop" table:display="true"/>
        </table:content-validation>
        <table:content-validation table:name="val2" table:condition="of:cell-content-is-whole-number() and cell-content-is-between(1,31)" table:allow-empty-cell="true" table:base-cell-address="'Juli 15'.A1">
          <table:error-message table:message-type="stop" table:display="true"/>
        </table:content-validation>
        <table:content-validation table:name="val3" table:condition="of:cell-content-is-in-list(Kategorien)" table:allow-empty-cell="false" table:display-list="sort-ascending" table:base-cell-address="'Juli 15'.D1">
          <table:error-message table:message-type="stop" table:display="true"/>
        </table:content-validation>
        <table:content-validation table:name="val4" table:condition="of:cell-content-is-in-list(Kategorien)" table:allow-empty-cell="true" table:display-list="sort-ascending" table:base-cell-address="'Juli 15'.F7">
          <table:error-message table:message-type="stop" table:display="true"/>
        </table:content-validation>
        <table:content-validation table:name="val5" table:base-cell-address="Kategorien.C1">
          <table:help-message table:display="true"/>
          <table:error-message table:message-type="stop" table:display="true"/>
        </table:content-validation>
        <table:content-validation table:name="val6" table:condition="of:cell-content-is-in-list(Category)" table:allow-empty-cell="true" table:display-list="unsorted" table:base-cell-address="Kategorien.D1">
          <table:error-message table:message-type="stop" table:display="true"/>
        </table:content-validation>
        <table:content-validation table:name="val7" table:condition="of:cell-content-is-in-list([$Kategorien.$A$1:.$A$16])" table:allow-empty-cell="true" table:display-list="unsorted" table:base-cell-address="Kategorien.G9">
          <table:error-message table:message-type="stop" table:display="true"/>
        </table:content-validation>
        <table:content-validation table:name="val8" table:condition="of:cell-content-is-in-list([$Kategorien.$A$1:.$A$20])" table:allow-empty-cell="true" table:display-list="unsorted" table:base-cell-address="'Juni 15'.H8">
          <table:error-message table:message-type="stop" table:display="true"/>
        </table:content-validation>
      </table:content-validations>
      <table:table table:name="templa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3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0" calcext:value-type="float">
            <text:p>0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0" calcext:value-type="float">
            <text:p>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0" calcext:value-type="float">
            <text:p>0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0" calcext:value-type="float">
            <text:p>0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54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template.D1:template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template.F7:template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2">
          <table:table-cell office:value-type="string" calcext:value-type="string">
            <text:p>Nahrung</text:p>
          </table:table-cell>
        </table:table-row>
        <table:table-row table:style-name="ro2">
          <table:table-cell table:style-name="Zucker" office:value-type="string" calcext:value-type="string">
            <text:p>Zucker</text:p>
          </table:table-cell>
        </table:table-row>
        <table:table-row table:style-name="ro2">
          <table:table-cell table:style-name="Kaffee" office:value-type="string" calcext:value-type="string">
            <text:p>Kaffee</text:p>
          </table:table-cell>
        </table:table-row>
        <table:table-row table:style-name="ro2">
          <table:table-cell table:style-name="Getränke" office:value-type="string" calcext:value-type="string">
            <text:p>Getränke</text:p>
          </table:table-cell>
        </table:table-row>
        <table:table-row table:style-name="ro2">
          <table:table-cell table:style-name="Bier" office:value-type="string" calcext:value-type="string">
            <text:p>Bier</text:p>
          </table:table-cell>
        </table:table-row>
        <table:table-row table:style-name="ro2">
          <table:table-cell table:style-name="Tabak" office:value-type="string" calcext:value-type="string">
            <text:p>Tabak</text:p>
          </table:table-cell>
        </table:table-row>
        <table:table-row table:style-name="ro2">
          <table:table-cell table:style-name="Kosmetika" office:value-type="string" calcext:value-type="string">
            <text:p>Kosmetika</text:p>
          </table:table-cell>
        </table:table-row>
        <table:table-row table:style-name="ro2">
          <table:table-cell table:style-name="Verkehr" office:value-type="string" calcext:value-type="string">
            <text:p>Verkehr</text:p>
          </table:table-cell>
        </table:table-row>
        <table:table-row table:style-name="ro2">
          <table:table-cell table:style-name="Ausgehen" office:value-type="string" calcext:value-type="string">
            <text:p>Ausgehen</text:p>
          </table:table-cell>
        </table:table-row>
        <table:table-row table:style-name="ro2">
          <table:table-cell table:style-name="Kleidung" office:value-type="string" calcext:value-type="string">
            <text:p>Kleidung</text:p>
          </table:table-cell>
        </table:table-row>
        <table:table-row table:style-name="ro2">
          <table:table-cell table:style-name="Amazon" office:value-type="string" calcext:value-type="string">
            <text:p>Amazon</text:p>
          </table:table-cell>
        </table:table-row>
        <table:table-row table:style-name="ro2">
          <table:table-cell table:style-name="Rechnungen" office:value-type="string" calcext:value-type="string">
            <text:p>Rechnungen</text:p>
          </table:table-cell>
        </table:table-row>
        <table:table-row table:style-name="ro2">
          <table:table-cell table:style-name="Sonstiges" office:value-type="string" calcext:value-type="string">
            <text:p>Sonstiges</text:p>
          </table:table-cell>
        </table:table-row>
        <table:table-row table:style-name="ro2">
          <table:table-cell table:style-name="Pfand" office:value-type="string" calcext:value-type="string">
            <text:p>Pfand</text:p>
          </table:table-cell>
        </table:table-row>
        <table:table-row table:style-name="ro2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6" table:default-cell-style-name="Default"/>
        <table:table-row table:style-name="ro2">
          <table:table-cell table:style-name="ce9" office:value-type="string" calcext:value-type="string">
            <text:p>Datum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10" table:content-validation-name="val6" office:value-type="string" calcext:value-type="string">
            <text:p>Kategorie</text:p>
          </table:table-cell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style-name="ce9" table:number-columns-repeated="2"/>
          <table:table-cell table:style-name="ce9" table:content-validation-name="val5"/>
          <table:table-cell table:style-name="ce10" table:content-validation-name="val6"/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7.5" calcext:value-type="float">
            <text:p>7.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37" office:value-type="string" calcext:value-type="string">
            <text:p>01.06:</text:p>
          </table:table-cell>
          <table:table-cell table:style-name="ce40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2.06:</text:p>
          </table:table-cell>
          <table:table-cell table:style-name="ce41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8" office:value-type="string" calcext:value-type="string">
            <text:p>03.06:</text:p>
          </table:table-cell>
          <table:table-cell table:style-name="ce42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27" calcext:value-type="float">
            <text:p>27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4.06:</text:p>
          </table:table-cell>
          <table:table-cell table:style-name="ce42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5" office:value-type="float" office:value="86.07" calcext:value-type="float">
            <text:p>86.07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2"/>
          <table:table-cell table:style-name="ce14" table:content-validation-name="val7" office:value-type="string" calcext:value-type="string">
            <text:p>Rechnungen</text:p>
          </table:table-cell>
          <table:table-cell table:style-name="ce26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8" office:value-type="string" calcext:value-type="string">
            <text:p>05.06:</text:p>
          </table:table-cell>
          <table:table-cell table:style-name="ce41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5" table:content-validation-name="val7" office:value-type="string" calcext:value-type="string">
            <text:p>Nahrung</text:p>
          </table:table-cell>
          <table:table-cell table:style-name="ce27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8" office:value-type="string" calcext:value-type="string">
            <text:p>06.06:</text:p>
          </table:table-cell>
          <table:table-cell table:style-name="ce42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6" table:content-validation-name="val7" office:value-type="string" calcext:value-type="string">
            <text:p>Ausgehen</text:p>
          </table:table-cell>
          <table:table-cell table:style-name="ce28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8" office:value-type="string" calcext:value-type="string">
            <text:p>07.06:</text:p>
          </table:table-cell>
          <table:table-cell table:style-name="ce42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7" table:content-validation-name="val7" office:value-type="string" calcext:value-type="string">
            <text:p>Kleidung</text:p>
          </table:table-cell>
          <table:table-cell table:style-name="ce29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8" office:value-type="string" calcext:value-type="string">
            <text:p>08.06:</text:p>
          </table:table-cell>
          <table:table-cell table:style-name="ce41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8" table:content-validation-name="val7" office:value-type="string" calcext:value-type="string">
            <text:p>Tabak</text:p>
          </table:table-cell>
          <table:table-cell table:style-name="ce30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8" office:value-type="string" calcext:value-type="string">
            <text:p>09.06:</text:p>
          </table:table-cell>
          <table:table-cell table:style-name="ce41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9" table:content-validation-name="val7" office:value-type="string" calcext:value-type="string">
            <text:p>Zucker</text:p>
          </table:table-cell>
          <table:table-cell table:style-name="ce31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8" office:value-type="string" calcext:value-type="string">
            <text:p>10.06:</text:p>
          </table:table-cell>
          <table:table-cell table:style-name="ce41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0" table:content-validation-name="val7" office:value-type="string" calcext:value-type="string">
            <text:p>Kosmetika</text:p>
          </table:table-cell>
          <table:table-cell table:style-name="ce32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8" office:value-type="string" calcext:value-type="string">
            <text:p>11.06:</text:p>
          </table:table-cell>
          <table:table-cell table:style-name="ce41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1" table:content-validation-name="val7" office:value-type="string" calcext:value-type="string">
            <text:p>Verkehr</text:p>
          </table:table-cell>
          <table:table-cell table:style-name="ce33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8" office:value-type="string" calcext:value-type="string">
            <text:p>12.06:</text:p>
          </table:table-cell>
          <table:table-cell table:style-name="ce41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2" table:content-validation-name="val7" office:value-type="string" calcext:value-type="string">
            <text:p>Getränke</text:p>
          </table:table-cell>
          <table:table-cell table:style-name="ce34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8" office:value-type="string" calcext:value-type="string">
            <text:p>13.06:</text:p>
          </table:table-cell>
          <table:table-cell table:style-name="ce41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3" table:content-validation-name="val7" office:value-type="string" calcext:value-type="string">
            <text:p>Amazon</text:p>
          </table:table-cell>
          <table:table-cell table:style-name="ce35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8" office:value-type="string" calcext:value-type="string">
            <text:p>14.06:</text:p>
          </table:table-cell>
          <table:table-cell table:style-name="ce41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4" table:content-validation-name="val7" office:value-type="string" calcext:value-type="string">
            <text:p>Kaffee</text:p>
          </table:table-cell>
          <table:table-cell table:style-name="ce36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8" office:value-type="string" calcext:value-type="string">
            <text:p>15.06:</text:p>
          </table:table-cell>
          <table:table-cell table:style-name="ce41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5" table:content-validation-name="val7" office:value-type="string" calcext:value-type="string">
            <text:p>Sonstiges</text:p>
          </table:table-cell>
          <table:table-cell table:style-name="ce36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8" office:value-type="string" calcext:value-type="string">
            <text:p>16.06:</text:p>
          </table:table-cell>
          <table:table-cell table:style-name="ce41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table:content-validation-name="val7"/>
          <table:table-cell table:content-validation-name="val1"/>
          <table:table-cell/>
          <table:table-cell table:style-name="ce38" office:value-type="string" calcext:value-type="string">
            <text:p>17.06:</text:p>
          </table:table-cell>
          <table:table-cell table:style-name="ce41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8.06:</text:p>
          </table:table-cell>
          <table:table-cell table:style-name="ce41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3.46" calcext:value-type="float">
            <text:p>-3.4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9.06:</text:p>
          </table:table-cell>
          <table:table-cell table:style-name="ce41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0.06:</text:p>
          </table:table-cell>
          <table:table-cell table:style-name="ce41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5" office:value-type="float" office:value="0.68" calcext:value-type="float">
            <text:p>0.6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1.06:</text:p>
          </table:table-cell>
          <table:table-cell table:style-name="ce41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1.01" calcext:value-type="float">
            <text:p>1.01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2.06:</text:p>
          </table:table-cell>
          <table:table-cell table:style-name="ce41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3.06:</text:p>
          </table:table-cell>
          <table:table-cell table:style-name="ce41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4.06:</text:p>
          </table:table-cell>
          <table:table-cell table:style-name="ce41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5.06:</text:p>
          </table:table-cell>
          <table:table-cell table:style-name="ce41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6.06:</text:p>
          </table:table-cell>
          <table:table-cell table:style-name="ce41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2.5" calcext:value-type="float">
            <text:p>-2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7.06:</text:p>
          </table:table-cell>
          <table:table-cell table:style-name="ce41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8.06:</text:p>
          </table:table-cell>
          <table:table-cell table:style-name="ce41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9.06:</text:p>
          </table:table-cell>
          <table:table-cell table:style-name="ce41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9" office:value-type="string" calcext:value-type="string">
            <text:p>30.06:</text:p>
          </table:table-cell>
          <table:table-cell table:style-name="ce43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5" office:value-type="float" office:value="52.65" calcext:value-type="float">
            <text:p>52.6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5" office:value-type="float" office:value="2.69" calcext:value-type="float">
            <text:p>2.6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5" office:value-type="float" office:value="12.8" calcext:value-type="float">
            <text:p>12.8</text:p>
          </table:table-cell>
          <table:table-cell table:content-validation-name="val6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5" office:value-type="float" office:value="27.35" calcext:value-type="float">
            <text:p>27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5" office:value-type="float" office:value="39.95" calcext:value-type="float">
            <text:p>39.95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5" office:value-type="float" office:value="28.85" calcext:value-type="float">
            <text:p>28.8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5" office:value-type="float" office:value="32" calcext:value-type="float">
            <text:p>3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75" calcext:value-type="float">
            <text:p>6.7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5" office:value-type="float" office:value="0.17" calcext:value-type="float">
            <text:p>0.1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5" office:value-type="float" office:value="15" calcext:value-type="float">
            <text:p>1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5" office:value-type="float" office:value="1.89" calcext:value-type="float">
            <text:p>1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64" calcext:value-type="float">
            <text:p>0.6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48" calcext:value-type="float">
            <text:p>-2.4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5" office:value-type="float" office:value="1.55" calcext:value-type="float">
            <text:p>1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5" office:value-type="float" office:value="1.16" calcext:value-type="float">
            <text:p>1.16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9.6" calcext:value-type="float">
            <text:p>9.6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5" office:value-type="float" office:value="5.9" calcext:value-type="float">
            <text:p>5.9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7" calcext:value-type="float">
            <text:p>7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5" calcext:value-type="float">
            <text:p>0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7" calcext:value-type="float">
            <text:p>0.9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5" calcext:value-type="float">
            <text:p>1.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8" calcext:value-type="float">
            <text:p>8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1.03" calcext:value-type="float">
            <text:p>1.0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5" office:value-type="float" office:value="1.79" calcext:value-type="float">
            <text:p>1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5" office:value-type="float" office:value="1.85" calcext:value-type="float">
            <text:p>1.8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1" calcext:value-type="float">
            <text:p>-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45" calcext:value-type="float">
            <text:p>1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5" office:value-type="float" office:value="3.59" calcext:value-type="float">
            <text:p>3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5" office:value-type="float" office:value="7.76" calcext:value-type="float">
            <text:p>7.76</text:p>
          </table:table-cell>
          <table:table-cell table:content-validation-name="val6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12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5" office:value-type="float" office:value="35" calcext:value-type="float">
            <text:p>35</text:p>
          </table:table-cell>
          <table:table-cell table:style-name="Default"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2.58" calcext:value-type="float">
            <text:p>2.5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4" calcext:value-type="float">
            <text:p>0.8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98" calcext:value-type="float">
            <text:p>0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" calcext:value-type="float">
            <text:p>-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9" calcext:value-type="float">
            <text:p>11.9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5" office:value-type="float" office:value="-2.4" calcext:value-type="float">
            <text:p>-2.4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5" office:value-type="float" office:value="1.27" calcext:value-type="float">
            <text:p>1.2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0.44" calcext:value-type="float">
            <text:p>0.4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5" calcext:value-type="float">
            <text:p>11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1" calcext:value-type="float">
            <text:p>6.1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1" calcext:value-type="float">
            <text:p>-1.9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3" calcext:value-type="float">
            <text:p>0.2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5" office:value-type="float" office:value="69.99" calcext:value-type="float">
            <text:p>69.99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5" office:value-type="float" office:value="24" calcext:value-type="float">
            <text:p>24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5" office:value-type="float" office:value="4.2" calcext:value-type="float">
            <text:p>4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5" office:value-type="float" office:value="5.4" calcext:value-type="float">
            <text:p>5.4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5" office:value-type="float" office:value="12.1" calcext:value-type="float">
            <text:p>12.1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2" calcext:value-type="float">
            <text:p>1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4.75" calcext:value-type="float">
            <text:p>4.7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5" office:value-type="float" office:value="2.9" calcext:value-type="float">
            <text:p>2.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7" calcext:value-type="float">
            <text:p>0.8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1.9" calcext:value-type="float">
            <text:p>1.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77" calcext:value-type="float">
            <text:p>0.7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5" office:value-type="float" office:value="2.09" calcext:value-type="float">
            <text:p>2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2.85" calcext:value-type="float">
            <text:p>2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 table:number-rows-repeated="1048286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Kategorien.D3"/>
            <calcext:condition calcext:apply-style-name="Ausgehen" calcext:value="=&quot;Ausgehen&quot;" calcext:base-cell-address="Kategorien.D3"/>
            <calcext:condition calcext:apply-style-name="Getränke" calcext:value="=&quot;Getränke&quot;" calcext:base-cell-address="Kategorien.D3"/>
            <calcext:condition calcext:apply-style-name="Kaffee" calcext:value="=&quot;Kaffee&quot;" calcext:base-cell-address="Kategorien.D3"/>
            <calcext:condition calcext:apply-style-name="Kleidung" calcext:value="=&quot;Kleidung&quot;" calcext:base-cell-address="Kategorien.D3"/>
            <calcext:condition calcext:apply-style-name="Kosmetika" calcext:value="=&quot;Kosmetika&quot;" calcext:base-cell-address="Kategorien.D3"/>
            <calcext:condition calcext:apply-style-name="Nahrung" calcext:value="=&quot;Nahrung&quot;" calcext:base-cell-address="Kategorien.D3"/>
            <calcext:condition calcext:apply-style-name="Rechnungen" calcext:value="=&quot;Rechnungen&quot;" calcext:base-cell-address="Kategorien.D3"/>
            <calcext:condition calcext:apply-style-name="Sonstiges" calcext:value="=&quot;Sonstiges&quot;" calcext:base-cell-address="Kategorien.D3"/>
            <calcext:condition calcext:apply-style-name="Tabak" calcext:value="=&quot;Tabak&quot;" calcext:base-cell-address="Kategorien.D3"/>
            <calcext:condition calcext:apply-style-name="Verkehr" calcext:value="=&quot;Verkehr&quot;" calcext:base-cell-address="Kategorien.D3"/>
            <calcext:condition calcext:apply-style-name="Zucker" calcext:value="=&quot;Zucker&quot;" calcext:base-cell-address="Kategorien.D3"/>
          </calcext:conditional-format>
          <calcext:conditional-format calcext:target-range-address="'Juni 15'.G9:'Juni 15'.G9">
            <calcext:condition calcext:apply-style-name="Amazon" calcext:value="=&quot;Amazon&quot;" calcext:base-cell-address="Kategorien.G9"/>
            <calcext:condition calcext:apply-style-name="Ausgehen" calcext:value="=&quot;Ausgehen&quot;" calcext:base-cell-address="Kategorien.G9"/>
            <calcext:condition calcext:apply-style-name="Getränke" calcext:value="=&quot;Getränke&quot;" calcext:base-cell-address="Kategorien.G9"/>
            <calcext:condition calcext:apply-style-name="Kaffee" calcext:value="=&quot;Kaffee&quot;" calcext:base-cell-address="Kategorien.G9"/>
            <calcext:condition calcext:apply-style-name="Kleidung" calcext:value="=&quot;Kleidung&quot;" calcext:base-cell-address="Kategorien.G9"/>
            <calcext:condition calcext:apply-style-name="Kosmetika" calcext:value="=&quot;Kosmetika&quot;" calcext:base-cell-address="Kategorien.G9"/>
            <calcext:condition calcext:apply-style-name="Nahrung" calcext:value="=&quot;Nahrung&quot;" calcext:base-cell-address="Kategorien.G9"/>
            <calcext:condition calcext:apply-style-name="Rechnungen" calcext:value="=&quot;Rechnungen&quot;" calcext:base-cell-address="Kategorien.G9"/>
            <calcext:condition calcext:apply-style-name="Sonstiges" calcext:value="=&quot;Sonstiges&quot;" calcext:base-cell-address="Kategorien.G9"/>
            <calcext:condition calcext:apply-style-name="Tabak" calcext:value="=&quot;Tabak&quot;" calcext:base-cell-address="Kategorien.G9"/>
            <calcext:condition calcext:apply-style-name="Verkehr" calcext:value="=&quot;Verkehr&quot;" calcext:base-cell-address="Kategorien.G9"/>
            <calcext:condition calcext:apply-style-name="Zucker" calcext:value="=&quot;Zucker&quot;" calcext:base-cell-address="Kategorien.G9"/>
          </calcext:conditional-format>
          <calcext:conditional-format calcext:target-range-address="'Juni 15'.G10:'Juni 15'.G10">
            <calcext:condition calcext:apply-style-name="Amazon" calcext:value="=&quot;Amazon&quot;" calcext:base-cell-address="Kategorien.G10"/>
            <calcext:condition calcext:apply-style-name="Ausgehen" calcext:value="=&quot;Ausgehen&quot;" calcext:base-cell-address="Kategorien.G10"/>
            <calcext:condition calcext:apply-style-name="Getränke" calcext:value="=&quot;Getränke&quot;" calcext:base-cell-address="Kategorien.G10"/>
            <calcext:condition calcext:apply-style-name="Kaffee" calcext:value="=&quot;Kaffee&quot;" calcext:base-cell-address="Kategorien.G10"/>
            <calcext:condition calcext:apply-style-name="Kleidung" calcext:value="=&quot;Kleidung&quot;" calcext:base-cell-address="Kategorien.G10"/>
            <calcext:condition calcext:apply-style-name="Kosmetika" calcext:value="=&quot;Kosmetika&quot;" calcext:base-cell-address="Kategorien.G10"/>
            <calcext:condition calcext:apply-style-name="Nahrung" calcext:value="=&quot;Nahrung&quot;" calcext:base-cell-address="Kategorien.G10"/>
            <calcext:condition calcext:apply-style-name="Rechnungen" calcext:value="=&quot;Rechnungen&quot;" calcext:base-cell-address="Kategorien.G10"/>
            <calcext:condition calcext:apply-style-name="Sonstiges" calcext:value="=&quot;Sonstiges&quot;" calcext:base-cell-address="Kategorien.G10"/>
            <calcext:condition calcext:apply-style-name="Tabak" calcext:value="=&quot;Tabak&quot;" calcext:base-cell-address="Kategorien.G10"/>
            <calcext:condition calcext:apply-style-name="Verkehr" calcext:value="=&quot;Verkehr&quot;" calcext:base-cell-address="Kategorien.G10"/>
            <calcext:condition calcext:apply-style-name="Zucker" calcext:value="=&quot;Zucker&quot;" calcext:base-cell-address="Kategorien.G10"/>
          </calcext:conditional-format>
          <calcext:conditional-format calcext:target-range-address="'Juni 15'.G11:'Juni 15'.G11">
            <calcext:condition calcext:apply-style-name="Amazon" calcext:value="=&quot;Amazon&quot;" calcext:base-cell-address="Kategorien.G11"/>
            <calcext:condition calcext:apply-style-name="Ausgehen" calcext:value="=&quot;Ausgehen&quot;" calcext:base-cell-address="Kategorien.G11"/>
            <calcext:condition calcext:apply-style-name="Getränke" calcext:value="=&quot;Getränke&quot;" calcext:base-cell-address="Kategorien.G11"/>
            <calcext:condition calcext:apply-style-name="Kaffee" calcext:value="=&quot;Kaffee&quot;" calcext:base-cell-address="Kategorien.G11"/>
            <calcext:condition calcext:apply-style-name="Kleidung" calcext:value="=&quot;Kleidung&quot;" calcext:base-cell-address="Kategorien.G11"/>
            <calcext:condition calcext:apply-style-name="Kosmetika" calcext:value="=&quot;Kosmetika&quot;" calcext:base-cell-address="Kategorien.G11"/>
            <calcext:condition calcext:apply-style-name="Nahrung" calcext:value="=&quot;Nahrung&quot;" calcext:base-cell-address="Kategorien.G11"/>
            <calcext:condition calcext:apply-style-name="Rechnungen" calcext:value="=&quot;Rechnungen&quot;" calcext:base-cell-address="Kategorien.G11"/>
            <calcext:condition calcext:apply-style-name="Sonstiges" calcext:value="=&quot;Sonstiges&quot;" calcext:base-cell-address="Kategorien.G11"/>
            <calcext:condition calcext:apply-style-name="Tabak" calcext:value="=&quot;Tabak&quot;" calcext:base-cell-address="Kategorien.G11"/>
            <calcext:condition calcext:apply-style-name="Verkehr" calcext:value="=&quot;Verkehr&quot;" calcext:base-cell-address="Kategorien.G11"/>
            <calcext:condition calcext:apply-style-name="Zucker" calcext:value="=&quot;Zucker&quot;" calcext:base-cell-address="Kategorien.G11"/>
          </calcext:conditional-format>
          <calcext:conditional-format calcext:target-range-address="'Juni 15'.G12:'Juni 15'.G12">
            <calcext:condition calcext:apply-style-name="Amazon" calcext:value="=&quot;Amazon&quot;" calcext:base-cell-address="Kategorien.G12"/>
            <calcext:condition calcext:apply-style-name="Ausgehen" calcext:value="=&quot;Ausgehen&quot;" calcext:base-cell-address="Kategorien.G12"/>
            <calcext:condition calcext:apply-style-name="Getränke" calcext:value="=&quot;Getränke&quot;" calcext:base-cell-address="Kategorien.G12"/>
            <calcext:condition calcext:apply-style-name="Kaffee" calcext:value="=&quot;Kaffee&quot;" calcext:base-cell-address="Kategorien.G12"/>
            <calcext:condition calcext:apply-style-name="Kleidung" calcext:value="=&quot;Kleidung&quot;" calcext:base-cell-address="Kategorien.G12"/>
            <calcext:condition calcext:apply-style-name="Kosmetika" calcext:value="=&quot;Kosmetika&quot;" calcext:base-cell-address="Kategorien.G12"/>
            <calcext:condition calcext:apply-style-name="Nahrung" calcext:value="=&quot;Nahrung&quot;" calcext:base-cell-address="Kategorien.G12"/>
            <calcext:condition calcext:apply-style-name="Rechnungen" calcext:value="=&quot;Rechnungen&quot;" calcext:base-cell-address="Kategorien.G12"/>
            <calcext:condition calcext:apply-style-name="Sonstiges" calcext:value="=&quot;Sonstiges&quot;" calcext:base-cell-address="Kategorien.G12"/>
            <calcext:condition calcext:apply-style-name="Tabak" calcext:value="=&quot;Tabak&quot;" calcext:base-cell-address="Kategorien.G12"/>
            <calcext:condition calcext:apply-style-name="Verkehr" calcext:value="=&quot;Verkehr&quot;" calcext:base-cell-address="Kategorien.G12"/>
            <calcext:condition calcext:apply-style-name="Zucker" calcext:value="=&quot;Zucker&quot;" calcext:base-cell-address="Kategorien.G12"/>
          </calcext:conditional-format>
          <calcext:conditional-format calcext:target-range-address="'Juni 15'.G13:'Juni 15'.G13">
            <calcext:condition calcext:apply-style-name="Amazon" calcext:value="=&quot;Amazon&quot;" calcext:base-cell-address="Kategorien.G13"/>
            <calcext:condition calcext:apply-style-name="Ausgehen" calcext:value="=&quot;Ausgehen&quot;" calcext:base-cell-address="Kategorien.G13"/>
            <calcext:condition calcext:apply-style-name="Getränke" calcext:value="=&quot;Getränke&quot;" calcext:base-cell-address="Kategorien.G13"/>
            <calcext:condition calcext:apply-style-name="Kaffee" calcext:value="=&quot;Kaffee&quot;" calcext:base-cell-address="Kategorien.G13"/>
            <calcext:condition calcext:apply-style-name="Kleidung" calcext:value="=&quot;Kleidung&quot;" calcext:base-cell-address="Kategorien.G13"/>
            <calcext:condition calcext:apply-style-name="Kosmetika" calcext:value="=&quot;Kosmetika&quot;" calcext:base-cell-address="Kategorien.G13"/>
            <calcext:condition calcext:apply-style-name="Nahrung" calcext:value="=&quot;Nahrung&quot;" calcext:base-cell-address="Kategorien.G13"/>
            <calcext:condition calcext:apply-style-name="Rechnungen" calcext:value="=&quot;Rechnungen&quot;" calcext:base-cell-address="Kategorien.G13"/>
            <calcext:condition calcext:apply-style-name="Sonstiges" calcext:value="=&quot;Sonstiges&quot;" calcext:base-cell-address="Kategorien.G13"/>
            <calcext:condition calcext:apply-style-name="Tabak" calcext:value="=&quot;Tabak&quot;" calcext:base-cell-address="Kategorien.G13"/>
            <calcext:condition calcext:apply-style-name="Verkehr" calcext:value="=&quot;Verkehr&quot;" calcext:base-cell-address="Kategorien.G13"/>
            <calcext:condition calcext:apply-style-name="Zucker" calcext:value="=&quot;Zucker&quot;" calcext:base-cell-address="Kategorien.G13"/>
          </calcext:conditional-format>
          <calcext:conditional-format calcext:target-range-address="'Juni 15'.G14:'Juni 15'.G14">
            <calcext:condition calcext:apply-style-name="Amazon" calcext:value="=&quot;Amazon&quot;" calcext:base-cell-address="Kategorien.G14"/>
            <calcext:condition calcext:apply-style-name="Ausgehen" calcext:value="=&quot;Ausgehen&quot;" calcext:base-cell-address="Kategorien.G14"/>
            <calcext:condition calcext:apply-style-name="Getränke" calcext:value="=&quot;Getränke&quot;" calcext:base-cell-address="Kategorien.G14"/>
            <calcext:condition calcext:apply-style-name="Kaffee" calcext:value="=&quot;Kaffee&quot;" calcext:base-cell-address="Kategorien.G14"/>
            <calcext:condition calcext:apply-style-name="Kleidung" calcext:value="=&quot;Kleidung&quot;" calcext:base-cell-address="Kategorien.G14"/>
            <calcext:condition calcext:apply-style-name="Kosmetika" calcext:value="=&quot;Kosmetika&quot;" calcext:base-cell-address="Kategorien.G14"/>
            <calcext:condition calcext:apply-style-name="Nahrung" calcext:value="=&quot;Nahrung&quot;" calcext:base-cell-address="Kategorien.G14"/>
            <calcext:condition calcext:apply-style-name="Rechnungen" calcext:value="=&quot;Rechnungen&quot;" calcext:base-cell-address="Kategorien.G14"/>
            <calcext:condition calcext:apply-style-name="Sonstiges" calcext:value="=&quot;Sonstiges&quot;" calcext:base-cell-address="Kategorien.G14"/>
            <calcext:condition calcext:apply-style-name="Tabak" calcext:value="=&quot;Tabak&quot;" calcext:base-cell-address="Kategorien.G14"/>
            <calcext:condition calcext:apply-style-name="Verkehr" calcext:value="=&quot;Verkehr&quot;" calcext:base-cell-address="Kategorien.G14"/>
            <calcext:condition calcext:apply-style-name="Zucker" calcext:value="=&quot;Zucker&quot;" calcext:base-cell-address="Kategorien.G14"/>
          </calcext:conditional-format>
          <calcext:conditional-format calcext:target-range-address="'Juni 15'.G15:'Juni 15'.G15">
            <calcext:condition calcext:apply-style-name="Amazon" calcext:value="=&quot;Amazon&quot;" calcext:base-cell-address="Kategorien.G15"/>
            <calcext:condition calcext:apply-style-name="Ausgehen" calcext:value="=&quot;Ausgehen&quot;" calcext:base-cell-address="Kategorien.G15"/>
            <calcext:condition calcext:apply-style-name="Getränke" calcext:value="=&quot;Getränke&quot;" calcext:base-cell-address="Kategorien.G15"/>
            <calcext:condition calcext:apply-style-name="Kaffee" calcext:value="=&quot;Kaffee&quot;" calcext:base-cell-address="Kategorien.G15"/>
            <calcext:condition calcext:apply-style-name="Kleidung" calcext:value="=&quot;Kleidung&quot;" calcext:base-cell-address="Kategorien.G15"/>
            <calcext:condition calcext:apply-style-name="Kosmetika" calcext:value="=&quot;Kosmetika&quot;" calcext:base-cell-address="Kategorien.G15"/>
            <calcext:condition calcext:apply-style-name="Nahrung" calcext:value="=&quot;Nahrung&quot;" calcext:base-cell-address="Kategorien.G15"/>
            <calcext:condition calcext:apply-style-name="Rechnungen" calcext:value="=&quot;Rechnungen&quot;" calcext:base-cell-address="Kategorien.G15"/>
            <calcext:condition calcext:apply-style-name="Sonstiges" calcext:value="=&quot;Sonstiges&quot;" calcext:base-cell-address="Kategorien.G15"/>
            <calcext:condition calcext:apply-style-name="Tabak" calcext:value="=&quot;Tabak&quot;" calcext:base-cell-address="Kategorien.G15"/>
            <calcext:condition calcext:apply-style-name="Verkehr" calcext:value="=&quot;Verkehr&quot;" calcext:base-cell-address="Kategorien.G15"/>
            <calcext:condition calcext:apply-style-name="Zucker" calcext:value="=&quot;Zucker&quot;" calcext:base-cell-address="Kategorien.G15"/>
          </calcext:conditional-format>
          <calcext:conditional-format calcext:target-range-address="'Juni 15'.G16:'Juni 15'.G16">
            <calcext:condition calcext:apply-style-name="Amazon" calcext:value="=&quot;Amazon&quot;" calcext:base-cell-address="Kategorien.G16"/>
            <calcext:condition calcext:apply-style-name="Ausgehen" calcext:value="=&quot;Ausgehen&quot;" calcext:base-cell-address="Kategorien.G16"/>
            <calcext:condition calcext:apply-style-name="Getränke" calcext:value="=&quot;Getränke&quot;" calcext:base-cell-address="Kategorien.G16"/>
            <calcext:condition calcext:apply-style-name="Kaffee" calcext:value="=&quot;Kaffee&quot;" calcext:base-cell-address="Kategorien.G16"/>
            <calcext:condition calcext:apply-style-name="Kleidung" calcext:value="=&quot;Kleidung&quot;" calcext:base-cell-address="Kategorien.G16"/>
            <calcext:condition calcext:apply-style-name="Kosmetika" calcext:value="=&quot;Kosmetika&quot;" calcext:base-cell-address="Kategorien.G16"/>
            <calcext:condition calcext:apply-style-name="Nahrung" calcext:value="=&quot;Nahrung&quot;" calcext:base-cell-address="Kategorien.G16"/>
            <calcext:condition calcext:apply-style-name="Rechnungen" calcext:value="=&quot;Rechnungen&quot;" calcext:base-cell-address="Kategorien.G16"/>
            <calcext:condition calcext:apply-style-name="Sonstiges" calcext:value="=&quot;Sonstiges&quot;" calcext:base-cell-address="Kategorien.G16"/>
            <calcext:condition calcext:apply-style-name="Tabak" calcext:value="=&quot;Tabak&quot;" calcext:base-cell-address="Kategorien.G16"/>
            <calcext:condition calcext:apply-style-name="Verkehr" calcext:value="=&quot;Verkehr&quot;" calcext:base-cell-address="Kategorien.G16"/>
            <calcext:condition calcext:apply-style-name="Zucker" calcext:value="=&quot;Zucker&quot;" calcext:base-cell-address="Kategorien.G16"/>
          </calcext:conditional-format>
          <calcext:conditional-format calcext:target-range-address="'Juni 15'.G17:'Juni 15'.G17">
            <calcext:condition calcext:apply-style-name="Amazon" calcext:value="=&quot;Amazon&quot;" calcext:base-cell-address="Kategorien.G17"/>
            <calcext:condition calcext:apply-style-name="Ausgehen" calcext:value="=&quot;Ausgehen&quot;" calcext:base-cell-address="Kategorien.G17"/>
            <calcext:condition calcext:apply-style-name="Getränke" calcext:value="=&quot;Getränke&quot;" calcext:base-cell-address="Kategorien.G17"/>
            <calcext:condition calcext:apply-style-name="Kaffee" calcext:value="=&quot;Kaffee&quot;" calcext:base-cell-address="Kategorien.G17"/>
            <calcext:condition calcext:apply-style-name="Kleidung" calcext:value="=&quot;Kleidung&quot;" calcext:base-cell-address="Kategorien.G17"/>
            <calcext:condition calcext:apply-style-name="Kosmetika" calcext:value="=&quot;Kosmetika&quot;" calcext:base-cell-address="Kategorien.G17"/>
            <calcext:condition calcext:apply-style-name="Nahrung" calcext:value="=&quot;Nahrung&quot;" calcext:base-cell-address="Kategorien.G17"/>
            <calcext:condition calcext:apply-style-name="Rechnungen" calcext:value="=&quot;Rechnungen&quot;" calcext:base-cell-address="Kategorien.G17"/>
            <calcext:condition calcext:apply-style-name="Sonstiges" calcext:value="=&quot;Sonstiges&quot;" calcext:base-cell-address="Kategorien.G17"/>
            <calcext:condition calcext:apply-style-name="Tabak" calcext:value="=&quot;Tabak&quot;" calcext:base-cell-address="Kategorien.G17"/>
            <calcext:condition calcext:apply-style-name="Verkehr" calcext:value="=&quot;Verkehr&quot;" calcext:base-cell-address="Kategorien.G17"/>
            <calcext:condition calcext:apply-style-name="Zucker" calcext:value="=&quot;Zucker&quot;" calcext:base-cell-address="Kategorien.G17"/>
          </calcext:conditional-format>
          <calcext:conditional-format calcext:target-range-address="'Juni 15'.G18:'Juni 15'.G18">
            <calcext:condition calcext:apply-style-name="Amazon" calcext:value="=&quot;Amazon&quot;" calcext:base-cell-address="Kategorien.G18"/>
            <calcext:condition calcext:apply-style-name="Ausgehen" calcext:value="=&quot;Ausgehen&quot;" calcext:base-cell-address="Kategorien.G18"/>
            <calcext:condition calcext:apply-style-name="Getränke" calcext:value="=&quot;Getränke&quot;" calcext:base-cell-address="Kategorien.G18"/>
            <calcext:condition calcext:apply-style-name="Kaffee" calcext:value="=&quot;Kaffee&quot;" calcext:base-cell-address="Kategorien.G18"/>
            <calcext:condition calcext:apply-style-name="Kleidung" calcext:value="=&quot;Kleidung&quot;" calcext:base-cell-address="Kategorien.G18"/>
            <calcext:condition calcext:apply-style-name="Kosmetika" calcext:value="=&quot;Kosmetika&quot;" calcext:base-cell-address="Kategorien.G18"/>
            <calcext:condition calcext:apply-style-name="Nahrung" calcext:value="=&quot;Nahrung&quot;" calcext:base-cell-address="Kategorien.G18"/>
            <calcext:condition calcext:apply-style-name="Rechnungen" calcext:value="=&quot;Rechnungen&quot;" calcext:base-cell-address="Kategorien.G18"/>
            <calcext:condition calcext:apply-style-name="Sonstiges" calcext:value="=&quot;Sonstiges&quot;" calcext:base-cell-address="Kategorien.G18"/>
            <calcext:condition calcext:apply-style-name="Tabak" calcext:value="=&quot;Tabak&quot;" calcext:base-cell-address="Kategorien.G18"/>
            <calcext:condition calcext:apply-style-name="Verkehr" calcext:value="=&quot;Verkehr&quot;" calcext:base-cell-address="Kategorien.G18"/>
            <calcext:condition calcext:apply-style-name="Zucker" calcext:value="=&quot;Zucker&quot;" calcext:base-cell-address="Kategorien.G18"/>
          </calcext:conditional-format>
          <calcext:conditional-format calcext:target-range-address="'Juni 15'.H9:'Juni 15'.H9">
            <calcext:condition calcext:apply-style-name="Amazon" calcext:value="=&quot;Amazon&quot;" calcext:base-cell-address="Kategorien.H9"/>
            <calcext:condition calcext:apply-style-name="Ausgehen" calcext:value="=&quot;Ausgehen&quot;" calcext:base-cell-address="Kategorien.H9"/>
            <calcext:condition calcext:apply-style-name="Getränke" calcext:value="=&quot;Getränke&quot;" calcext:base-cell-address="Kategorien.H9"/>
            <calcext:condition calcext:apply-style-name="Kaffee" calcext:value="=&quot;Kaffee&quot;" calcext:base-cell-address="Kategorien.H9"/>
            <calcext:condition calcext:apply-style-name="Kleidung" calcext:value="=&quot;Kleidung&quot;" calcext:base-cell-address="Kategorien.H9"/>
            <calcext:condition calcext:apply-style-name="Kosmetika" calcext:value="=&quot;Kosmetika&quot;" calcext:base-cell-address="Kategorien.H9"/>
            <calcext:condition calcext:apply-style-name="Nahrung" calcext:value="=&quot;Nahrung&quot;" calcext:base-cell-address="Kategorien.H9"/>
            <calcext:condition calcext:apply-style-name="Rechnungen" calcext:value="=&quot;Rechnungen&quot;" calcext:base-cell-address="Kategorien.H9"/>
            <calcext:condition calcext:apply-style-name="Sonstiges" calcext:value="=&quot;Sonstiges&quot;" calcext:base-cell-address="Kategorien.H9"/>
            <calcext:condition calcext:apply-style-name="Tabak" calcext:value="=&quot;Tabak&quot;" calcext:base-cell-address="Kategorien.H9"/>
            <calcext:condition calcext:apply-style-name="Verkehr" calcext:value="=&quot;Verkehr&quot;" calcext:base-cell-address="Kategorien.H9"/>
            <calcext:condition calcext:apply-style-name="Zucker" calcext:value="=&quot;Zucker&quot;" calcext:base-cell-address="Kategorien.H9"/>
          </calcext:conditional-format>
          <calcext:conditional-format calcext:target-range-address="'Juni 15'.H10:'Juni 15'.H10">
            <calcext:condition calcext:apply-style-name="Amazon" calcext:value="=&quot;Amazon&quot;" calcext:base-cell-address="Kategorien.H10"/>
            <calcext:condition calcext:apply-style-name="Ausgehen" calcext:value="=&quot;Ausgehen&quot;" calcext:base-cell-address="Kategorien.H10"/>
            <calcext:condition calcext:apply-style-name="Getränke" calcext:value="=&quot;Getränke&quot;" calcext:base-cell-address="Kategorien.H10"/>
            <calcext:condition calcext:apply-style-name="Kaffee" calcext:value="=&quot;Kaffee&quot;" calcext:base-cell-address="Kategorien.H10"/>
            <calcext:condition calcext:apply-style-name="Kleidung" calcext:value="=&quot;Kleidung&quot;" calcext:base-cell-address="Kategorien.H10"/>
            <calcext:condition calcext:apply-style-name="Kosmetika" calcext:value="=&quot;Kosmetika&quot;" calcext:base-cell-address="Kategorien.H10"/>
            <calcext:condition calcext:apply-style-name="Nahrung" calcext:value="=&quot;Nahrung&quot;" calcext:base-cell-address="Kategorien.H10"/>
            <calcext:condition calcext:apply-style-name="Rechnungen" calcext:value="=&quot;Rechnungen&quot;" calcext:base-cell-address="Kategorien.H10"/>
            <calcext:condition calcext:apply-style-name="Sonstiges" calcext:value="=&quot;Sonstiges&quot;" calcext:base-cell-address="Kategorien.H10"/>
            <calcext:condition calcext:apply-style-name="Tabak" calcext:value="=&quot;Tabak&quot;" calcext:base-cell-address="Kategorien.H10"/>
            <calcext:condition calcext:apply-style-name="Verkehr" calcext:value="=&quot;Verkehr&quot;" calcext:base-cell-address="Kategorien.H10"/>
            <calcext:condition calcext:apply-style-name="Zucker" calcext:value="=&quot;Zucker&quot;" calcext:base-cell-address="Kategorien.H10"/>
          </calcext:conditional-format>
          <calcext:conditional-format calcext:target-range-address="'Juni 15'.H11:'Juni 15'.H11">
            <calcext:condition calcext:apply-style-name="Amazon" calcext:value="=&quot;Amazon&quot;" calcext:base-cell-address="Kategorien.H11"/>
            <calcext:condition calcext:apply-style-name="Ausgehen" calcext:value="=&quot;Ausgehen&quot;" calcext:base-cell-address="Kategorien.H11"/>
            <calcext:condition calcext:apply-style-name="Getränke" calcext:value="=&quot;Getränke&quot;" calcext:base-cell-address="Kategorien.H11"/>
            <calcext:condition calcext:apply-style-name="Kaffee" calcext:value="=&quot;Kaffee&quot;" calcext:base-cell-address="Kategorien.H11"/>
            <calcext:condition calcext:apply-style-name="Kleidung" calcext:value="=&quot;Kleidung&quot;" calcext:base-cell-address="Kategorien.H11"/>
            <calcext:condition calcext:apply-style-name="Kosmetika" calcext:value="=&quot;Kosmetika&quot;" calcext:base-cell-address="Kategorien.H11"/>
            <calcext:condition calcext:apply-style-name="Nahrung" calcext:value="=&quot;Nahrung&quot;" calcext:base-cell-address="Kategorien.H11"/>
            <calcext:condition calcext:apply-style-name="Rechnungen" calcext:value="=&quot;Rechnungen&quot;" calcext:base-cell-address="Kategorien.H11"/>
            <calcext:condition calcext:apply-style-name="Sonstiges" calcext:value="=&quot;Sonstiges&quot;" calcext:base-cell-address="Kategorien.H11"/>
            <calcext:condition calcext:apply-style-name="Tabak" calcext:value="=&quot;Tabak&quot;" calcext:base-cell-address="Kategorien.H11"/>
            <calcext:condition calcext:apply-style-name="Verkehr" calcext:value="=&quot;Verkehr&quot;" calcext:base-cell-address="Kategorien.H11"/>
            <calcext:condition calcext:apply-style-name="Zucker" calcext:value="=&quot;Zucker&quot;" calcext:base-cell-address="Kategorien.H11"/>
          </calcext:conditional-format>
          <calcext:conditional-format calcext:target-range-address="'Juni 15'.H12:'Juni 15'.H12">
            <calcext:condition calcext:apply-style-name="Amazon" calcext:value="=&quot;Amazon&quot;" calcext:base-cell-address="Kategorien.H12"/>
            <calcext:condition calcext:apply-style-name="Ausgehen" calcext:value="=&quot;Ausgehen&quot;" calcext:base-cell-address="Kategorien.H12"/>
            <calcext:condition calcext:apply-style-name="Getränke" calcext:value="=&quot;Getränke&quot;" calcext:base-cell-address="Kategorien.H12"/>
            <calcext:condition calcext:apply-style-name="Kaffee" calcext:value="=&quot;Kaffee&quot;" calcext:base-cell-address="Kategorien.H12"/>
            <calcext:condition calcext:apply-style-name="Kleidung" calcext:value="=&quot;Kleidung&quot;" calcext:base-cell-address="Kategorien.H12"/>
            <calcext:condition calcext:apply-style-name="Kosmetika" calcext:value="=&quot;Kosmetika&quot;" calcext:base-cell-address="Kategorien.H12"/>
            <calcext:condition calcext:apply-style-name="Nahrung" calcext:value="=&quot;Nahrung&quot;" calcext:base-cell-address="Kategorien.H12"/>
            <calcext:condition calcext:apply-style-name="Rechnungen" calcext:value="=&quot;Rechnungen&quot;" calcext:base-cell-address="Kategorien.H12"/>
            <calcext:condition calcext:apply-style-name="Sonstiges" calcext:value="=&quot;Sonstiges&quot;" calcext:base-cell-address="Kategorien.H12"/>
            <calcext:condition calcext:apply-style-name="Tabak" calcext:value="=&quot;Tabak&quot;" calcext:base-cell-address="Kategorien.H12"/>
            <calcext:condition calcext:apply-style-name="Verkehr" calcext:value="=&quot;Verkehr&quot;" calcext:base-cell-address="Kategorien.H12"/>
            <calcext:condition calcext:apply-style-name="Zucker" calcext:value="=&quot;Zucker&quot;" calcext:base-cell-address="Kategorien.H12"/>
          </calcext:conditional-format>
          <calcext:conditional-format calcext:target-range-address="'Juni 15'.H13:'Juni 15'.H13">
            <calcext:condition calcext:apply-style-name="Amazon" calcext:value="=&quot;Amazon&quot;" calcext:base-cell-address="Kategorien.H13"/>
            <calcext:condition calcext:apply-style-name="Ausgehen" calcext:value="=&quot;Ausgehen&quot;" calcext:base-cell-address="Kategorien.H13"/>
            <calcext:condition calcext:apply-style-name="Getränke" calcext:value="=&quot;Getränke&quot;" calcext:base-cell-address="Kategorien.H13"/>
            <calcext:condition calcext:apply-style-name="Kaffee" calcext:value="=&quot;Kaffee&quot;" calcext:base-cell-address="Kategorien.H13"/>
            <calcext:condition calcext:apply-style-name="Kleidung" calcext:value="=&quot;Kleidung&quot;" calcext:base-cell-address="Kategorien.H13"/>
            <calcext:condition calcext:apply-style-name="Kosmetika" calcext:value="=&quot;Kosmetika&quot;" calcext:base-cell-address="Kategorien.H13"/>
            <calcext:condition calcext:apply-style-name="Nahrung" calcext:value="=&quot;Nahrung&quot;" calcext:base-cell-address="Kategorien.H13"/>
            <calcext:condition calcext:apply-style-name="Rechnungen" calcext:value="=&quot;Rechnungen&quot;" calcext:base-cell-address="Kategorien.H13"/>
            <calcext:condition calcext:apply-style-name="Sonstiges" calcext:value="=&quot;Sonstiges&quot;" calcext:base-cell-address="Kategorien.H13"/>
            <calcext:condition calcext:apply-style-name="Tabak" calcext:value="=&quot;Tabak&quot;" calcext:base-cell-address="Kategorien.H13"/>
            <calcext:condition calcext:apply-style-name="Verkehr" calcext:value="=&quot;Verkehr&quot;" calcext:base-cell-address="Kategorien.H13"/>
            <calcext:condition calcext:apply-style-name="Zucker" calcext:value="=&quot;Zucker&quot;" calcext:base-cell-address="Kategorien.H13"/>
          </calcext:conditional-format>
          <calcext:conditional-format calcext:target-range-address="'Juni 15'.H14:'Juni 15'.H14">
            <calcext:condition calcext:apply-style-name="Amazon" calcext:value="=&quot;Amazon&quot;" calcext:base-cell-address="Kategorien.H14"/>
            <calcext:condition calcext:apply-style-name="Ausgehen" calcext:value="=&quot;Ausgehen&quot;" calcext:base-cell-address="Kategorien.H14"/>
            <calcext:condition calcext:apply-style-name="Getränke" calcext:value="=&quot;Getränke&quot;" calcext:base-cell-address="Kategorien.H14"/>
            <calcext:condition calcext:apply-style-name="Kaffee" calcext:value="=&quot;Kaffee&quot;" calcext:base-cell-address="Kategorien.H14"/>
            <calcext:condition calcext:apply-style-name="Kleidung" calcext:value="=&quot;Kleidung&quot;" calcext:base-cell-address="Kategorien.H14"/>
            <calcext:condition calcext:apply-style-name="Kosmetika" calcext:value="=&quot;Kosmetika&quot;" calcext:base-cell-address="Kategorien.H14"/>
            <calcext:condition calcext:apply-style-name="Nahrung" calcext:value="=&quot;Nahrung&quot;" calcext:base-cell-address="Kategorien.H14"/>
            <calcext:condition calcext:apply-style-name="Rechnungen" calcext:value="=&quot;Rechnungen&quot;" calcext:base-cell-address="Kategorien.H14"/>
            <calcext:condition calcext:apply-style-name="Sonstiges" calcext:value="=&quot;Sonstiges&quot;" calcext:base-cell-address="Kategorien.H14"/>
            <calcext:condition calcext:apply-style-name="Tabak" calcext:value="=&quot;Tabak&quot;" calcext:base-cell-address="Kategorien.H14"/>
            <calcext:condition calcext:apply-style-name="Verkehr" calcext:value="=&quot;Verkehr&quot;" calcext:base-cell-address="Kategorien.H14"/>
            <calcext:condition calcext:apply-style-name="Zucker" calcext:value="=&quot;Zucker&quot;" calcext:base-cell-address="Kategorien.H14"/>
          </calcext:conditional-format>
          <calcext:conditional-format calcext:target-range-address="'Juni 15'.H15:'Juni 15'.H15">
            <calcext:condition calcext:apply-style-name="Amazon" calcext:value="=&quot;Amazon&quot;" calcext:base-cell-address="Kategorien.H15"/>
            <calcext:condition calcext:apply-style-name="Ausgehen" calcext:value="=&quot;Ausgehen&quot;" calcext:base-cell-address="Kategorien.H15"/>
            <calcext:condition calcext:apply-style-name="Getränke" calcext:value="=&quot;Getränke&quot;" calcext:base-cell-address="Kategorien.H15"/>
            <calcext:condition calcext:apply-style-name="Kaffee" calcext:value="=&quot;Kaffee&quot;" calcext:base-cell-address="Kategorien.H15"/>
            <calcext:condition calcext:apply-style-name="Kleidung" calcext:value="=&quot;Kleidung&quot;" calcext:base-cell-address="Kategorien.H15"/>
            <calcext:condition calcext:apply-style-name="Kosmetika" calcext:value="=&quot;Kosmetika&quot;" calcext:base-cell-address="Kategorien.H15"/>
            <calcext:condition calcext:apply-style-name="Nahrung" calcext:value="=&quot;Nahrung&quot;" calcext:base-cell-address="Kategorien.H15"/>
            <calcext:condition calcext:apply-style-name="Rechnungen" calcext:value="=&quot;Rechnungen&quot;" calcext:base-cell-address="Kategorien.H15"/>
            <calcext:condition calcext:apply-style-name="Sonstiges" calcext:value="=&quot;Sonstiges&quot;" calcext:base-cell-address="Kategorien.H15"/>
            <calcext:condition calcext:apply-style-name="Tabak" calcext:value="=&quot;Tabak&quot;" calcext:base-cell-address="Kategorien.H15"/>
            <calcext:condition calcext:apply-style-name="Verkehr" calcext:value="=&quot;Verkehr&quot;" calcext:base-cell-address="Kategorien.H15"/>
            <calcext:condition calcext:apply-style-name="Zucker" calcext:value="=&quot;Zucker&quot;" calcext:base-cell-address="Kategorien.H15"/>
          </calcext:conditional-format>
          <calcext:conditional-format calcext:target-range-address="'Juni 15'.H16:'Juni 15'.H16">
            <calcext:condition calcext:apply-style-name="Amazon" calcext:value="=&quot;Amazon&quot;" calcext:base-cell-address="Kategorien.H16"/>
            <calcext:condition calcext:apply-style-name="Ausgehen" calcext:value="=&quot;Ausgehen&quot;" calcext:base-cell-address="Kategorien.H16"/>
            <calcext:condition calcext:apply-style-name="Getränke" calcext:value="=&quot;Getränke&quot;" calcext:base-cell-address="Kategorien.H16"/>
            <calcext:condition calcext:apply-style-name="Kaffee" calcext:value="=&quot;Kaffee&quot;" calcext:base-cell-address="Kategorien.H16"/>
            <calcext:condition calcext:apply-style-name="Kleidung" calcext:value="=&quot;Kleidung&quot;" calcext:base-cell-address="Kategorien.H16"/>
            <calcext:condition calcext:apply-style-name="Kosmetika" calcext:value="=&quot;Kosmetika&quot;" calcext:base-cell-address="Kategorien.H16"/>
            <calcext:condition calcext:apply-style-name="Nahrung" calcext:value="=&quot;Nahrung&quot;" calcext:base-cell-address="Kategorien.H16"/>
            <calcext:condition calcext:apply-style-name="Rechnungen" calcext:value="=&quot;Rechnungen&quot;" calcext:base-cell-address="Kategorien.H16"/>
            <calcext:condition calcext:apply-style-name="Sonstiges" calcext:value="=&quot;Sonstiges&quot;" calcext:base-cell-address="Kategorien.H16"/>
            <calcext:condition calcext:apply-style-name="Tabak" calcext:value="=&quot;Tabak&quot;" calcext:base-cell-address="Kategorien.H16"/>
            <calcext:condition calcext:apply-style-name="Verkehr" calcext:value="=&quot;Verkehr&quot;" calcext:base-cell-address="Kategorien.H16"/>
            <calcext:condition calcext:apply-style-name="Zucker" calcext:value="=&quot;Zucker&quot;" calcext:base-cell-address="Kategorien.H16"/>
          </calcext:conditional-format>
          <calcext:conditional-format calcext:target-range-address="'Juni 15'.H17:'Juni 15'.H17">
            <calcext:condition calcext:apply-style-name="Amazon" calcext:value="=&quot;Amazon&quot;" calcext:base-cell-address="Kategorien.H17"/>
            <calcext:condition calcext:apply-style-name="Ausgehen" calcext:value="=&quot;Ausgehen&quot;" calcext:base-cell-address="Kategorien.H17"/>
            <calcext:condition calcext:apply-style-name="Getränke" calcext:value="=&quot;Getränke&quot;" calcext:base-cell-address="Kategorien.H17"/>
            <calcext:condition calcext:apply-style-name="Kaffee" calcext:value="=&quot;Kaffee&quot;" calcext:base-cell-address="Kategorien.H17"/>
            <calcext:condition calcext:apply-style-name="Kleidung" calcext:value="=&quot;Kleidung&quot;" calcext:base-cell-address="Kategorien.H17"/>
            <calcext:condition calcext:apply-style-name="Kosmetika" calcext:value="=&quot;Kosmetika&quot;" calcext:base-cell-address="Kategorien.H17"/>
            <calcext:condition calcext:apply-style-name="Nahrung" calcext:value="=&quot;Nahrung&quot;" calcext:base-cell-address="Kategorien.H17"/>
            <calcext:condition calcext:apply-style-name="Rechnungen" calcext:value="=&quot;Rechnungen&quot;" calcext:base-cell-address="Kategorien.H17"/>
            <calcext:condition calcext:apply-style-name="Sonstiges" calcext:value="=&quot;Sonstiges&quot;" calcext:base-cell-address="Kategorien.H17"/>
            <calcext:condition calcext:apply-style-name="Tabak" calcext:value="=&quot;Tabak&quot;" calcext:base-cell-address="Kategorien.H17"/>
            <calcext:condition calcext:apply-style-name="Verkehr" calcext:value="=&quot;Verkehr&quot;" calcext:base-cell-address="Kategorien.H17"/>
            <calcext:condition calcext:apply-style-name="Zucker" calcext:value="=&quot;Zucker&quot;" calcext:base-cell-address="Kategorien.H17"/>
          </calcext:conditional-format>
          <calcext:conditional-format calcext:target-range-address="'Juni 15'.H18:'Juni 15'.H18">
            <calcext:condition calcext:apply-style-name="Amazon" calcext:value="=&quot;Amazon&quot;" calcext:base-cell-address="Kategorien.H18"/>
            <calcext:condition calcext:apply-style-name="Ausgehen" calcext:value="=&quot;Ausgehen&quot;" calcext:base-cell-address="Kategorien.H18"/>
            <calcext:condition calcext:apply-style-name="Getränke" calcext:value="=&quot;Getränke&quot;" calcext:base-cell-address="Kategorien.H18"/>
            <calcext:condition calcext:apply-style-name="Kaffee" calcext:value="=&quot;Kaffee&quot;" calcext:base-cell-address="Kategorien.H18"/>
            <calcext:condition calcext:apply-style-name="Kleidung" calcext:value="=&quot;Kleidung&quot;" calcext:base-cell-address="Kategorien.H18"/>
            <calcext:condition calcext:apply-style-name="Kosmetika" calcext:value="=&quot;Kosmetika&quot;" calcext:base-cell-address="Kategorien.H18"/>
            <calcext:condition calcext:apply-style-name="Nahrung" calcext:value="=&quot;Nahrung&quot;" calcext:base-cell-address="Kategorien.H18"/>
            <calcext:condition calcext:apply-style-name="Rechnungen" calcext:value="=&quot;Rechnungen&quot;" calcext:base-cell-address="Kategorien.H18"/>
            <calcext:condition calcext:apply-style-name="Sonstiges" calcext:value="=&quot;Sonstiges&quot;" calcext:base-cell-address="Kategorien.H18"/>
            <calcext:condition calcext:apply-style-name="Tabak" calcext:value="=&quot;Tabak&quot;" calcext:base-cell-address="Kategorien.H18"/>
            <calcext:condition calcext:apply-style-name="Verkehr" calcext:value="=&quot;Verkehr&quot;" calcext:base-cell-address="Kategorien.H18"/>
            <calcext:condition calcext:apply-style-name="Zucker" calcext:value="=&quot;Zucker&quot;" calcext:base-cell-address="Kategorien.H18"/>
          </calcext:conditional-format>
          <calcext:conditional-format calcext:target-range-address="'Juni 15'.G19:'Juni 15'.G19">
            <calcext:condition calcext:apply-style-name="Amazon" calcext:value="=&quot;Amazon&quot;" calcext:base-cell-address="Kategorien.G19"/>
            <calcext:condition calcext:apply-style-name="Ausgehen" calcext:value="=&quot;Ausgehen&quot;" calcext:base-cell-address="Kategorien.G19"/>
            <calcext:condition calcext:apply-style-name="Getränke" calcext:value="=&quot;Getränke&quot;" calcext:base-cell-address="Kategorien.G19"/>
            <calcext:condition calcext:apply-style-name="Kaffee" calcext:value="=&quot;Kaffee&quot;" calcext:base-cell-address="Kategorien.G19"/>
            <calcext:condition calcext:apply-style-name="Kleidung" calcext:value="=&quot;Kleidung&quot;" calcext:base-cell-address="Kategorien.G19"/>
            <calcext:condition calcext:apply-style-name="Kosmetika" calcext:value="=&quot;Kosmetika&quot;" calcext:base-cell-address="Kategorien.G19"/>
            <calcext:condition calcext:apply-style-name="Nahrung" calcext:value="=&quot;Nahrung&quot;" calcext:base-cell-address="Kategorien.G19"/>
            <calcext:condition calcext:apply-style-name="Rechnungen" calcext:value="=&quot;Rechnungen&quot;" calcext:base-cell-address="Kategorien.G19"/>
            <calcext:condition calcext:apply-style-name="Sonstiges" calcext:value="=&quot;Sonstiges&quot;" calcext:base-cell-address="Kategorien.G19"/>
            <calcext:condition calcext:apply-style-name="Tabak" calcext:value="=&quot;Tabak&quot;" calcext:base-cell-address="Kategorien.G19"/>
            <calcext:condition calcext:apply-style-name="Verkehr" calcext:value="=&quot;Verkehr&quot;" calcext:base-cell-address="Kategorien.G19"/>
            <calcext:condition calcext:apply-style-name="Zucker" calcext:value="=&quot;Zucker&quot;" calcext:base-cell-address="Kategorien.G19"/>
          </calcext:conditional-format>
          <calcext:conditional-format calcext:target-range-address="'Juni 15'.G20:'Juni 15'.G20">
            <calcext:condition calcext:apply-style-name="Amazon" calcext:value="=&quot;Amazon&quot;" calcext:base-cell-address="Kategorien.G20"/>
            <calcext:condition calcext:apply-style-name="Ausgehen" calcext:value="=&quot;Ausgehen&quot;" calcext:base-cell-address="Kategorien.G20"/>
            <calcext:condition calcext:apply-style-name="Getränke" calcext:value="=&quot;Getränke&quot;" calcext:base-cell-address="Kategorien.G20"/>
            <calcext:condition calcext:apply-style-name="Kaffee" calcext:value="=&quot;Kaffee&quot;" calcext:base-cell-address="Kategorien.G20"/>
            <calcext:condition calcext:apply-style-name="Kleidung" calcext:value="=&quot;Kleidung&quot;" calcext:base-cell-address="Kategorien.G20"/>
            <calcext:condition calcext:apply-style-name="Kosmetika" calcext:value="=&quot;Kosmetika&quot;" calcext:base-cell-address="Kategorien.G20"/>
            <calcext:condition calcext:apply-style-name="Nahrung" calcext:value="=&quot;Nahrung&quot;" calcext:base-cell-address="Kategorien.G20"/>
            <calcext:condition calcext:apply-style-name="Rechnungen" calcext:value="=&quot;Rechnungen&quot;" calcext:base-cell-address="Kategorien.G20"/>
            <calcext:condition calcext:apply-style-name="Sonstiges" calcext:value="=&quot;Sonstiges&quot;" calcext:base-cell-address="Kategorien.G20"/>
            <calcext:condition calcext:apply-style-name="Tabak" calcext:value="=&quot;Tabak&quot;" calcext:base-cell-address="Kategorien.G20"/>
            <calcext:condition calcext:apply-style-name="Verkehr" calcext:value="=&quot;Verkehr&quot;" calcext:base-cell-address="Kategorien.G20"/>
            <calcext:condition calcext:apply-style-name="Zucker" calcext:value="=&quot;Zucker&quot;" calcext:base-cell-address="Kategorien.G20"/>
          </calcext:conditional-format>
          <calcext:conditional-format calcext:target-range-address="'Juni 15'.D1:'Juni 15'.D2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</calcext:conditional-format>
        </calcext:conditional-formats>
      </table:table>
      <table:table table:name="Juli 15" table:style-name="ta1">
        <table:table-column table:style-name="co12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2">
          <table:table-cell table:style-name="ce44" office:value-type="string" calcext:value-type="string">
            <text:p>Tag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45" table:content-validation-name="val6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72" office:value-type="float" office:value="1" calcext:value-type="float">
            <text:p>01</text:p>
          </table:table-cell>
          <table:table-cell table:style-name="ce73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" calcext:value-type="float">
            <text:p>02</text:p>
          </table:table-cell>
          <table:table-cell table:style-name="ce74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72" office:value-type="float" office:value="3" calcext:value-type="float">
            <text:p>03</text:p>
          </table:table-cell>
          <table:table-cell table:style-name="ce74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4" calcext:value-type="float">
            <text:p>04</text:p>
          </table:table-cell>
          <table:table-cell table:style-name="ce74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48" table:content-validation-name="val8" office:value-type="string" calcext:value-type="string">
            <text:p>Rechnungen</text:p>
          </table:table-cell>
          <table:table-cell table:style-name="ce62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72" office:value-type="float" office:value="5" calcext:value-type="float">
            <text:p>0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49" table:content-validation-name="val8" office:value-type="string" calcext:value-type="string">
            <text:p>Nahrung</text:p>
          </table:table-cell>
          <table:table-cell table:style-name="ce63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72" office:value-type="float" office:value="6" calcext:value-type="float">
            <text:p>06</text:p>
          </table:table-cell>
          <table:table-cell table:style-name="ce74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0" table:content-validation-name="val8" office:value-type="string" calcext:value-type="string">
            <text:p>Ausgehen</text:p>
          </table:table-cell>
          <table:table-cell table:style-name="ce64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72" office:value-type="float" office:value="7" calcext:value-type="float">
            <text:p>07</text:p>
          </table:table-cell>
          <table:table-cell table:style-name="ce74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88" calcext:value-type="float">
            <text:p>1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51" table:content-validation-name="val8" office:value-type="string" calcext:value-type="string">
            <text:p>Kleidung</text:p>
          </table:table-cell>
          <table:table-cell table:style-name="ce65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72" office:value-type="float" office:value="8" calcext:value-type="float">
            <text:p>08</text:p>
          </table:table-cell>
          <table:table-cell table:style-name="ce74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2" table:content-validation-name="val8" office:value-type="string" calcext:value-type="string">
            <text:p>Tabak</text:p>
          </table:table-cell>
          <table:table-cell table:style-name="ce66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72" office:value-type="float" office:value="9" calcext:value-type="float">
            <text:p>09</text:p>
          </table:table-cell>
          <table:table-cell table:style-name="ce74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3"/>
          <table:table-cell table:style-name="ce53" table:content-validation-name="val8" office:value-type="string" calcext:value-type="string">
            <text:p>Zucker</text:p>
          </table:table-cell>
          <table:table-cell table:style-name="ce67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72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3"/>
          <table:table-cell table:style-name="ce54" table:content-validation-name="val8" office:value-type="string" calcext:value-type="string">
            <text:p>Kosmetika</text:p>
          </table:table-cell>
          <table:table-cell table:style-name="ce68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72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5" office:value-type="float" office:value="1.95" calcext:value-type="float">
            <text:p>1.9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3"/>
          <table:table-cell table:style-name="ce55" table:content-validation-name="val8" office:value-type="string" calcext:value-type="string">
            <text:p>Verkehr</text:p>
          </table:table-cell>
          <table:table-cell table:style-name="ce69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72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6" table:content-validation-name="val8" office:value-type="string" calcext:value-type="string">
            <text:p>Getränke</text:p>
          </table:table-cell>
          <table:table-cell table:style-name="ce70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72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7" table:content-validation-name="val8" office:value-type="string" calcext:value-type="string">
            <text:p>Amazon</text:p>
          </table:table-cell>
          <table:table-cell table:style-name="ce71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72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5" calcext:value-type="float">
            <text:p>-1.9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8" table:content-validation-name="val8" office:value-type="string" calcext:value-type="string">
            <text:p>Kaffee</text:p>
          </table:table-cell>
          <table:table-cell table:style-name="ce36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72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59" table:content-validation-name="val8" office:value-type="string" calcext:value-type="string">
            <text:p>Sonstiges</text:p>
          </table:table-cell>
          <table:table-cell table:style-name="ce36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72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60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72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61" table:content-validation-name="val6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72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08" calcext:value-type="float">
            <text:p>0.0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14" calcext:value-type="float">
            <text:p>-2.1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08" calcext:value-type="float">
            <text:p>1.0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1" calcext:value-type="float">
            <text:p>31</text:p>
          </table:table-cell>
          <table:table-cell table:style-name="ce73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7.98" calcext:value-type="float">
            <text:p>7.9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.6" calcext:value-type="float">
            <text:p>1.6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7.7" calcext:value-type="float">
            <text:p>7.7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27" calcext:value-type="float">
            <text:p>2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0.28" calcext:value-type="float">
            <text:p>0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2.8" calcext:value-type="float">
            <text:p>2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style-name="ce46" table:content-validation-name="val6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12" calcext:value-type="float">
            <text:p>12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2.29" calcext:value-type="float">
            <text:p>2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2.36" calcext:value-type="float">
            <text:p>2.3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5" office:value-type="float" office:value="5.25" calcext:value-type="float">
            <text:p>5.25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5" office:value-type="float" office:value="2.98" calcext:value-type="float">
            <text:p>2.9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5" office:value-type="float" office:value="13.32" calcext:value-type="float">
            <text:p>13.3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5" office:value-type="float" office:value="11.4" calcext:value-type="float">
            <text:p>1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5" office:value-type="float" office:value="2.2" calcext:value-type="float">
            <text:p>2.2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8" calcext:value-type="float">
            <text:p>8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18" calcext:value-type="float">
            <text:p>1.1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51" calcext:value-type="float">
            <text:p>0.5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56" calcext:value-type="float">
            <text:p>1.56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2" calcext:value-type="float">
            <text:p>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32" calcext:value-type="float">
            <text:p>-1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.5" calcext:value-type="float">
            <text:p>5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0.74" calcext:value-type="float">
            <text:p>-0.7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1.1" calcext:value-type="float">
            <text:p>1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4" calcext:value-type="float">
            <text:p>0.7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42" calcext:value-type="float">
            <text:p>-1.4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2.85" calcext:value-type="float">
            <text:p>2.85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8" calcext:value-type="float">
            <text:p>0.1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8" calcext:value-type="float">
            <text:p>1.8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0.61" calcext:value-type="float">
            <text:p>0.6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6.1" calcext:value-type="float">
            <text:p>6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" calcext:value-type="float">
            <text:p>0.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4" calcext:value-type="float">
            <text:p>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23" calcext:value-type="float">
            <text:p>0.2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3.8" calcext:value-type="float">
            <text:p>3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2" calcext:value-type="float">
            <text:p>0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25" calcext:value-type="float">
            <text:p>-0.25</text:p>
          </table:table-cell>
          <table:table-cell table:style-name="ce47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15" calcext:value-type="float">
            <text:p>-0.1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" calcext:value-type="float">
            <text:p>0.2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5" office:value-type="float" office:value="3.33" calcext:value-type="float">
            <text:p>3.33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1.05" calcext:value-type="float">
            <text:p>1.0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1.55" calcext:value-type="float">
            <text:p>-1.5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6" calcext:value-type="float">
            <text:p>0.8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15" calcext:value-type="float">
            <text:p>1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7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8" calcext:value-type="float">
            <text:p>0.9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53" calcext:value-type="float">
            <text:p>0.5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81" calcext:value-type="float">
            <text:p>-2.81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2.49" calcext:value-type="float">
            <text:p>2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number-columns-repeated="3"/>
          <table:table-cell table:style-name="ce47"/>
          <table:table-cell table:number-columns-repeated="8"/>
        </table:table-row>
        <table:table-row table:style-name="ro2" table:number-rows-repeated="1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1048275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li 15'.H9:'Jul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ni 15'.I8"/>
            <calcext:condition calcext:apply-style-name="Ausgehen" calcext:value="=&quot;Ausgehen&quot;" calcext:base-cell-address="'Juni 15'.I8"/>
            <calcext:condition calcext:apply-style-name="Getränke" calcext:value="=&quot;Getränke&quot;" calcext:base-cell-address="'Juni 15'.I8"/>
            <calcext:condition calcext:apply-style-name="Kaffee" calcext:value="=&quot;Kaffee&quot;" calcext:base-cell-address="'Juni 15'.I8"/>
            <calcext:condition calcext:apply-style-name="Kleidung" calcext:value="=&quot;Kleidung&quot;" calcext:base-cell-address="'Juni 15'.I8"/>
            <calcext:condition calcext:apply-style-name="Kosmetika" calcext:value="=&quot;Kosmetika&quot;" calcext:base-cell-address="'Juni 15'.I8"/>
            <calcext:condition calcext:apply-style-name="Nahrung" calcext:value="=&quot;Nahrung&quot;" calcext:base-cell-address="'Juni 15'.I8"/>
            <calcext:condition calcext:apply-style-name="Rechnungen" calcext:value="=&quot;Rechnungen&quot;" calcext:base-cell-address="'Juni 15'.I8"/>
            <calcext:condition calcext:apply-style-name="Sonstiges" calcext:value="=&quot;Sonstiges&quot;" calcext:base-cell-address="'Juni 15'.I8"/>
            <calcext:condition calcext:apply-style-name="Tabak" calcext:value="=&quot;Tabak&quot;" calcext:base-cell-address="'Juni 15'.I8"/>
            <calcext:condition calcext:apply-style-name="Verkehr" calcext:value="=&quot;Verkehr&quot;" calcext:base-cell-address="'Juni 15'.I8"/>
            <calcext:condition calcext:apply-style-name="Zucker" calcext:value="=&quot;Zucker&quot;" calcext:base-cell-address="'Juni 15'.I8"/>
          </calcext:conditional-format>
          <calcext:conditional-format calcext:target-range-address="'Juli 15'.I9:'Juli 15'.I9">
            <calcext:condition calcext:apply-style-name="Amazon" calcext:value="=&quot;Amazon&quot;" calcext:base-cell-address="'Juni 15'.I9"/>
            <calcext:condition calcext:apply-style-name="Ausgehen" calcext:value="=&quot;Ausgehen&quot;" calcext:base-cell-address="'Juni 15'.I9"/>
            <calcext:condition calcext:apply-style-name="Getränke" calcext:value="=&quot;Getränke&quot;" calcext:base-cell-address="'Juni 15'.I9"/>
            <calcext:condition calcext:apply-style-name="Kaffee" calcext:value="=&quot;Kaffee&quot;" calcext:base-cell-address="'Juni 15'.I9"/>
            <calcext:condition calcext:apply-style-name="Kleidung" calcext:value="=&quot;Kleidung&quot;" calcext:base-cell-address="'Juni 15'.I9"/>
            <calcext:condition calcext:apply-style-name="Kosmetika" calcext:value="=&quot;Kosmetika&quot;" calcext:base-cell-address="'Juni 15'.I9"/>
            <calcext:condition calcext:apply-style-name="Nahrung" calcext:value="=&quot;Nahrung&quot;" calcext:base-cell-address="'Juni 15'.I9"/>
            <calcext:condition calcext:apply-style-name="Rechnungen" calcext:value="=&quot;Rechnungen&quot;" calcext:base-cell-address="'Juni 15'.I9"/>
            <calcext:condition calcext:apply-style-name="Sonstiges" calcext:value="=&quot;Sonstiges&quot;" calcext:base-cell-address="'Juni 15'.I9"/>
            <calcext:condition calcext:apply-style-name="Tabak" calcext:value="=&quot;Tabak&quot;" calcext:base-cell-address="'Juni 15'.I9"/>
            <calcext:condition calcext:apply-style-name="Verkehr" calcext:value="=&quot;Verkehr&quot;" calcext:base-cell-address="'Juni 15'.I9"/>
            <calcext:condition calcext:apply-style-name="Zucker" calcext:value="=&quot;Zucker&quot;" calcext:base-cell-address="'Jun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ni 15'.I10"/>
            <calcext:condition calcext:apply-style-name="Ausgehen" calcext:value="=&quot;Ausgehen&quot;" calcext:base-cell-address="'Juni 15'.I10"/>
            <calcext:condition calcext:apply-style-name="Getränke" calcext:value="=&quot;Getränke&quot;" calcext:base-cell-address="'Juni 15'.I10"/>
            <calcext:condition calcext:apply-style-name="Kaffee" calcext:value="=&quot;Kaffee&quot;" calcext:base-cell-address="'Juni 15'.I10"/>
            <calcext:condition calcext:apply-style-name="Kleidung" calcext:value="=&quot;Kleidung&quot;" calcext:base-cell-address="'Juni 15'.I10"/>
            <calcext:condition calcext:apply-style-name="Kosmetika" calcext:value="=&quot;Kosmetika&quot;" calcext:base-cell-address="'Juni 15'.I10"/>
            <calcext:condition calcext:apply-style-name="Nahrung" calcext:value="=&quot;Nahrung&quot;" calcext:base-cell-address="'Juni 15'.I10"/>
            <calcext:condition calcext:apply-style-name="Rechnungen" calcext:value="=&quot;Rechnungen&quot;" calcext:base-cell-address="'Juni 15'.I10"/>
            <calcext:condition calcext:apply-style-name="Sonstiges" calcext:value="=&quot;Sonstiges&quot;" calcext:base-cell-address="'Juni 15'.I10"/>
            <calcext:condition calcext:apply-style-name="Tabak" calcext:value="=&quot;Tabak&quot;" calcext:base-cell-address="'Juni 15'.I10"/>
            <calcext:condition calcext:apply-style-name="Verkehr" calcext:value="=&quot;Verkehr&quot;" calcext:base-cell-address="'Juni 15'.I10"/>
            <calcext:condition calcext:apply-style-name="Zucker" calcext:value="=&quot;Zucker&quot;" calcext:base-cell-address="'Jun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ni 15'.I11"/>
            <calcext:condition calcext:apply-style-name="Ausgehen" calcext:value="=&quot;Ausgehen&quot;" calcext:base-cell-address="'Juni 15'.I11"/>
            <calcext:condition calcext:apply-style-name="Getränke" calcext:value="=&quot;Getränke&quot;" calcext:base-cell-address="'Juni 15'.I11"/>
            <calcext:condition calcext:apply-style-name="Kaffee" calcext:value="=&quot;Kaffee&quot;" calcext:base-cell-address="'Juni 15'.I11"/>
            <calcext:condition calcext:apply-style-name="Kleidung" calcext:value="=&quot;Kleidung&quot;" calcext:base-cell-address="'Juni 15'.I11"/>
            <calcext:condition calcext:apply-style-name="Kosmetika" calcext:value="=&quot;Kosmetika&quot;" calcext:base-cell-address="'Juni 15'.I11"/>
            <calcext:condition calcext:apply-style-name="Nahrung" calcext:value="=&quot;Nahrung&quot;" calcext:base-cell-address="'Juni 15'.I11"/>
            <calcext:condition calcext:apply-style-name="Rechnungen" calcext:value="=&quot;Rechnungen&quot;" calcext:base-cell-address="'Juni 15'.I11"/>
            <calcext:condition calcext:apply-style-name="Sonstiges" calcext:value="=&quot;Sonstiges&quot;" calcext:base-cell-address="'Juni 15'.I11"/>
            <calcext:condition calcext:apply-style-name="Tabak" calcext:value="=&quot;Tabak&quot;" calcext:base-cell-address="'Juni 15'.I11"/>
            <calcext:condition calcext:apply-style-name="Verkehr" calcext:value="=&quot;Verkehr&quot;" calcext:base-cell-address="'Juni 15'.I11"/>
            <calcext:condition calcext:apply-style-name="Zucker" calcext:value="=&quot;Zucker&quot;" calcext:base-cell-address="'Jun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ni 15'.I12"/>
            <calcext:condition calcext:apply-style-name="Ausgehen" calcext:value="=&quot;Ausgehen&quot;" calcext:base-cell-address="'Juni 15'.I12"/>
            <calcext:condition calcext:apply-style-name="Getränke" calcext:value="=&quot;Getränke&quot;" calcext:base-cell-address="'Juni 15'.I12"/>
            <calcext:condition calcext:apply-style-name="Kaffee" calcext:value="=&quot;Kaffee&quot;" calcext:base-cell-address="'Juni 15'.I12"/>
            <calcext:condition calcext:apply-style-name="Kleidung" calcext:value="=&quot;Kleidung&quot;" calcext:base-cell-address="'Juni 15'.I12"/>
            <calcext:condition calcext:apply-style-name="Kosmetika" calcext:value="=&quot;Kosmetika&quot;" calcext:base-cell-address="'Juni 15'.I12"/>
            <calcext:condition calcext:apply-style-name="Nahrung" calcext:value="=&quot;Nahrung&quot;" calcext:base-cell-address="'Juni 15'.I12"/>
            <calcext:condition calcext:apply-style-name="Rechnungen" calcext:value="=&quot;Rechnungen&quot;" calcext:base-cell-address="'Juni 15'.I12"/>
            <calcext:condition calcext:apply-style-name="Sonstiges" calcext:value="=&quot;Sonstiges&quot;" calcext:base-cell-address="'Juni 15'.I12"/>
            <calcext:condition calcext:apply-style-name="Tabak" calcext:value="=&quot;Tabak&quot;" calcext:base-cell-address="'Juni 15'.I12"/>
            <calcext:condition calcext:apply-style-name="Verkehr" calcext:value="=&quot;Verkehr&quot;" calcext:base-cell-address="'Juni 15'.I12"/>
            <calcext:condition calcext:apply-style-name="Zucker" calcext:value="=&quot;Zucker&quot;" calcext:base-cell-address="'Jun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ni 15'.I13"/>
            <calcext:condition calcext:apply-style-name="Ausgehen" calcext:value="=&quot;Ausgehen&quot;" calcext:base-cell-address="'Juni 15'.I13"/>
            <calcext:condition calcext:apply-style-name="Getränke" calcext:value="=&quot;Getränke&quot;" calcext:base-cell-address="'Juni 15'.I13"/>
            <calcext:condition calcext:apply-style-name="Kaffee" calcext:value="=&quot;Kaffee&quot;" calcext:base-cell-address="'Juni 15'.I13"/>
            <calcext:condition calcext:apply-style-name="Kleidung" calcext:value="=&quot;Kleidung&quot;" calcext:base-cell-address="'Juni 15'.I13"/>
            <calcext:condition calcext:apply-style-name="Kosmetika" calcext:value="=&quot;Kosmetika&quot;" calcext:base-cell-address="'Juni 15'.I13"/>
            <calcext:condition calcext:apply-style-name="Nahrung" calcext:value="=&quot;Nahrung&quot;" calcext:base-cell-address="'Juni 15'.I13"/>
            <calcext:condition calcext:apply-style-name="Rechnungen" calcext:value="=&quot;Rechnungen&quot;" calcext:base-cell-address="'Juni 15'.I13"/>
            <calcext:condition calcext:apply-style-name="Sonstiges" calcext:value="=&quot;Sonstiges&quot;" calcext:base-cell-address="'Juni 15'.I13"/>
            <calcext:condition calcext:apply-style-name="Tabak" calcext:value="=&quot;Tabak&quot;" calcext:base-cell-address="'Juni 15'.I13"/>
            <calcext:condition calcext:apply-style-name="Verkehr" calcext:value="=&quot;Verkehr&quot;" calcext:base-cell-address="'Juni 15'.I13"/>
            <calcext:condition calcext:apply-style-name="Zucker" calcext:value="=&quot;Zucker&quot;" calcext:base-cell-address="'Jun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ni 15'.I14"/>
            <calcext:condition calcext:apply-style-name="Ausgehen" calcext:value="=&quot;Ausgehen&quot;" calcext:base-cell-address="'Juni 15'.I14"/>
            <calcext:condition calcext:apply-style-name="Getränke" calcext:value="=&quot;Getränke&quot;" calcext:base-cell-address="'Juni 15'.I14"/>
            <calcext:condition calcext:apply-style-name="Kaffee" calcext:value="=&quot;Kaffee&quot;" calcext:base-cell-address="'Juni 15'.I14"/>
            <calcext:condition calcext:apply-style-name="Kleidung" calcext:value="=&quot;Kleidung&quot;" calcext:base-cell-address="'Juni 15'.I14"/>
            <calcext:condition calcext:apply-style-name="Kosmetika" calcext:value="=&quot;Kosmetika&quot;" calcext:base-cell-address="'Juni 15'.I14"/>
            <calcext:condition calcext:apply-style-name="Nahrung" calcext:value="=&quot;Nahrung&quot;" calcext:base-cell-address="'Juni 15'.I14"/>
            <calcext:condition calcext:apply-style-name="Rechnungen" calcext:value="=&quot;Rechnungen&quot;" calcext:base-cell-address="'Juni 15'.I14"/>
            <calcext:condition calcext:apply-style-name="Sonstiges" calcext:value="=&quot;Sonstiges&quot;" calcext:base-cell-address="'Juni 15'.I14"/>
            <calcext:condition calcext:apply-style-name="Tabak" calcext:value="=&quot;Tabak&quot;" calcext:base-cell-address="'Juni 15'.I14"/>
            <calcext:condition calcext:apply-style-name="Verkehr" calcext:value="=&quot;Verkehr&quot;" calcext:base-cell-address="'Juni 15'.I14"/>
            <calcext:condition calcext:apply-style-name="Zucker" calcext:value="=&quot;Zucker&quot;" calcext:base-cell-address="'Jun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ni 15'.I15"/>
            <calcext:condition calcext:apply-style-name="Ausgehen" calcext:value="=&quot;Ausgehen&quot;" calcext:base-cell-address="'Juni 15'.I15"/>
            <calcext:condition calcext:apply-style-name="Getränke" calcext:value="=&quot;Getränke&quot;" calcext:base-cell-address="'Juni 15'.I15"/>
            <calcext:condition calcext:apply-style-name="Kaffee" calcext:value="=&quot;Kaffee&quot;" calcext:base-cell-address="'Juni 15'.I15"/>
            <calcext:condition calcext:apply-style-name="Kleidung" calcext:value="=&quot;Kleidung&quot;" calcext:base-cell-address="'Juni 15'.I15"/>
            <calcext:condition calcext:apply-style-name="Kosmetika" calcext:value="=&quot;Kosmetika&quot;" calcext:base-cell-address="'Juni 15'.I15"/>
            <calcext:condition calcext:apply-style-name="Nahrung" calcext:value="=&quot;Nahrung&quot;" calcext:base-cell-address="'Juni 15'.I15"/>
            <calcext:condition calcext:apply-style-name="Rechnungen" calcext:value="=&quot;Rechnungen&quot;" calcext:base-cell-address="'Juni 15'.I15"/>
            <calcext:condition calcext:apply-style-name="Sonstiges" calcext:value="=&quot;Sonstiges&quot;" calcext:base-cell-address="'Juni 15'.I15"/>
            <calcext:condition calcext:apply-style-name="Tabak" calcext:value="=&quot;Tabak&quot;" calcext:base-cell-address="'Juni 15'.I15"/>
            <calcext:condition calcext:apply-style-name="Verkehr" calcext:value="=&quot;Verkehr&quot;" calcext:base-cell-address="'Juni 15'.I15"/>
            <calcext:condition calcext:apply-style-name="Zucker" calcext:value="=&quot;Zucker&quot;" calcext:base-cell-address="'Jun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ni 15'.I16"/>
            <calcext:condition calcext:apply-style-name="Ausgehen" calcext:value="=&quot;Ausgehen&quot;" calcext:base-cell-address="'Juni 15'.I16"/>
            <calcext:condition calcext:apply-style-name="Getränke" calcext:value="=&quot;Getränke&quot;" calcext:base-cell-address="'Juni 15'.I16"/>
            <calcext:condition calcext:apply-style-name="Kaffee" calcext:value="=&quot;Kaffee&quot;" calcext:base-cell-address="'Juni 15'.I16"/>
            <calcext:condition calcext:apply-style-name="Kleidung" calcext:value="=&quot;Kleidung&quot;" calcext:base-cell-address="'Juni 15'.I16"/>
            <calcext:condition calcext:apply-style-name="Kosmetika" calcext:value="=&quot;Kosmetika&quot;" calcext:base-cell-address="'Juni 15'.I16"/>
            <calcext:condition calcext:apply-style-name="Nahrung" calcext:value="=&quot;Nahrung&quot;" calcext:base-cell-address="'Juni 15'.I16"/>
            <calcext:condition calcext:apply-style-name="Rechnungen" calcext:value="=&quot;Rechnungen&quot;" calcext:base-cell-address="'Juni 15'.I16"/>
            <calcext:condition calcext:apply-style-name="Sonstiges" calcext:value="=&quot;Sonstiges&quot;" calcext:base-cell-address="'Juni 15'.I16"/>
            <calcext:condition calcext:apply-style-name="Tabak" calcext:value="=&quot;Tabak&quot;" calcext:base-cell-address="'Juni 15'.I16"/>
            <calcext:condition calcext:apply-style-name="Verkehr" calcext:value="=&quot;Verkehr&quot;" calcext:base-cell-address="'Juni 15'.I16"/>
            <calcext:condition calcext:apply-style-name="Zucker" calcext:value="=&quot;Zucker&quot;" calcext:base-cell-address="'Jun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ni 15'.I17"/>
            <calcext:condition calcext:apply-style-name="Ausgehen" calcext:value="=&quot;Ausgehen&quot;" calcext:base-cell-address="'Juni 15'.I17"/>
            <calcext:condition calcext:apply-style-name="Getränke" calcext:value="=&quot;Getränke&quot;" calcext:base-cell-address="'Juni 15'.I17"/>
            <calcext:condition calcext:apply-style-name="Kaffee" calcext:value="=&quot;Kaffee&quot;" calcext:base-cell-address="'Juni 15'.I17"/>
            <calcext:condition calcext:apply-style-name="Kleidung" calcext:value="=&quot;Kleidung&quot;" calcext:base-cell-address="'Juni 15'.I17"/>
            <calcext:condition calcext:apply-style-name="Kosmetika" calcext:value="=&quot;Kosmetika&quot;" calcext:base-cell-address="'Juni 15'.I17"/>
            <calcext:condition calcext:apply-style-name="Nahrung" calcext:value="=&quot;Nahrung&quot;" calcext:base-cell-address="'Juni 15'.I17"/>
            <calcext:condition calcext:apply-style-name="Rechnungen" calcext:value="=&quot;Rechnungen&quot;" calcext:base-cell-address="'Juni 15'.I17"/>
            <calcext:condition calcext:apply-style-name="Sonstiges" calcext:value="=&quot;Sonstiges&quot;" calcext:base-cell-address="'Juni 15'.I17"/>
            <calcext:condition calcext:apply-style-name="Tabak" calcext:value="=&quot;Tabak&quot;" calcext:base-cell-address="'Juni 15'.I17"/>
            <calcext:condition calcext:apply-style-name="Verkehr" calcext:value="=&quot;Verkehr&quot;" calcext:base-cell-address="'Juni 15'.I17"/>
            <calcext:condition calcext:apply-style-name="Zucker" calcext:value="=&quot;Zucker&quot;" calcext:base-cell-address="'Jun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ni 15'.H19"/>
            <calcext:condition calcext:apply-style-name="Ausgehen" calcext:value="=&quot;Ausgehen&quot;" calcext:base-cell-address="'Juni 15'.H19"/>
            <calcext:condition calcext:apply-style-name="Getränke" calcext:value="=&quot;Getränke&quot;" calcext:base-cell-address="'Juni 15'.H19"/>
            <calcext:condition calcext:apply-style-name="Kaffee" calcext:value="=&quot;Kaffee&quot;" calcext:base-cell-address="'Juni 15'.H19"/>
            <calcext:condition calcext:apply-style-name="Kleidung" calcext:value="=&quot;Kleidung&quot;" calcext:base-cell-address="'Juni 15'.H19"/>
            <calcext:condition calcext:apply-style-name="Kosmetika" calcext:value="=&quot;Kosmetika&quot;" calcext:base-cell-address="'Juni 15'.H19"/>
            <calcext:condition calcext:apply-style-name="Nahrung" calcext:value="=&quot;Nahrung&quot;" calcext:base-cell-address="'Juni 15'.H19"/>
            <calcext:condition calcext:apply-style-name="Rechnungen" calcext:value="=&quot;Rechnungen&quot;" calcext:base-cell-address="'Juni 15'.H19"/>
            <calcext:condition calcext:apply-style-name="Sonstiges" calcext:value="=&quot;Sonstiges&quot;" calcext:base-cell-address="'Juni 15'.H19"/>
            <calcext:condition calcext:apply-style-name="Tabak" calcext:value="=&quot;Tabak&quot;" calcext:base-cell-address="'Juni 15'.H19"/>
            <calcext:condition calcext:apply-style-name="Verkehr" calcext:value="=&quot;Verkehr&quot;" calcext:base-cell-address="'Juni 15'.H19"/>
            <calcext:condition calcext:apply-style-name="Zucker" calcext:value="=&quot;Zucker&quot;" calcext:base-cell-address="'Jun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  <calcext:condition calcext:apply-style-name="Pfand" calcext:value="contains-text(&quot;Pfand&quot;)" calcext:base-cell-address="'Juni 15'.D1"/>
            <calcext:condition calcext:apply-style-name="Bier" calcext:value="=&quot;Bier&quot;" calcext:base-cell-address="'Jun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ni 15'.H21"/>
            <calcext:condition calcext:apply-style-name="Getränke" calcext:value="=&quot;Getränke&quot;" calcext:base-cell-address="'Juni 15'.H21"/>
            <calcext:condition calcext:apply-style-name="Kaffee" calcext:value="=&quot;Kaffee&quot;" calcext:base-cell-address="'Juni 15'.H21"/>
            <calcext:condition calcext:apply-style-name="Kleidung" calcext:value="=&quot;Kleidung&quot;" calcext:base-cell-address="'Juni 15'.H21"/>
            <calcext:condition calcext:apply-style-name="Kosmetika" calcext:value="=&quot;Kosmetika&quot;" calcext:base-cell-address="'Juni 15'.H21"/>
            <calcext:condition calcext:apply-style-name="Nahrung" calcext:value="=&quot;Nahrung&quot;" calcext:base-cell-address="'Juni 15'.H21"/>
            <calcext:condition calcext:apply-style-name="Rechnungen" calcext:value="=&quot;Rechnungen&quot;" calcext:base-cell-address="'Juni 15'.H21"/>
            <calcext:condition calcext:apply-style-name="Sonstiges" calcext:value="=&quot;Sonstiges&quot;" calcext:base-cell-address="'Juni 15'.H21"/>
            <calcext:condition calcext:apply-style-name="Tabak" calcext:value="=&quot;Tabak&quot;" calcext:base-cell-address="'Juni 15'.H21"/>
            <calcext:condition calcext:apply-style-name="Verkehr" calcext:value="=&quot;Verkehr&quot;" calcext:base-cell-address="'Juni 15'.H21"/>
            <calcext:condition calcext:apply-style-name="Zucker" calcext:value="=&quot;Zucker&quot;" calcext:base-cell-address="'Juni 15'.H21"/>
            <calcext:condition calcext:apply-style-name="Bier" calcext:value="=&quot;Bier&quot;" calcext:base-cell-address="'Juni 15'.H21"/>
            <calcext:condition calcext:apply-style-name="Pfand" calcext:value="=&quot;Pfand&quot;" calcext:base-cell-address="'Juni 15'.H21"/>
          </calcext:conditional-format>
        </calcext:conditional-formats>
      </table:table>
      <table:table table:name="Augus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77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77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 table:number-rows-repeated="1048330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Bier" calcext:value="=&quot;Bier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Pfand" calcext:value="=&quot;Pfand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Default" calcext:value="=0" calcext:base-cell-address="'Juli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Juli 15'.F7"/>
            <calcext:condition calcext:apply-style-name="Ausgehen" calcext:value="=&quot;Ausgehen&quot;" calcext:base-cell-address="'Juli 15'.F7"/>
            <calcext:condition calcext:apply-style-name="Bier" calcext:value="=&quot;Bier&quot;" calcext:base-cell-address="'Juli 15'.F7"/>
            <calcext:condition calcext:apply-style-name="Getränke" calcext:value="=&quot;Getränke&quot;" calcext:base-cell-address="'Juli 15'.F7"/>
            <calcext:condition calcext:apply-style-name="Kaffee" calcext:value="=&quot;Kaffee&quot;" calcext:base-cell-address="'Juli 15'.F7"/>
            <calcext:condition calcext:apply-style-name="Kleidung" calcext:value="=&quot;Kleidung&quot;" calcext:base-cell-address="'Juli 15'.F7"/>
            <calcext:condition calcext:apply-style-name="Kosmetika" calcext:value="=&quot;Kosmetika&quot;" calcext:base-cell-address="'Juli 15'.F7"/>
            <calcext:condition calcext:apply-style-name="Nahrung" calcext:value="=&quot;Nahrung&quot;" calcext:base-cell-address="'Juli 15'.F7"/>
            <calcext:condition calcext:apply-style-name="Pfand" calcext:value="=&quot;Pfand&quot;" calcext:base-cell-address="'Juli 15'.F7"/>
            <calcext:condition calcext:apply-style-name="Rechnungen" calcext:value="=&quot;Rechungen&quot;" calcext:base-cell-address="'Juli 15'.F7"/>
            <calcext:condition calcext:apply-style-name="Sonstiges" calcext:value="=&quot;Sonstiges&quot;" calcext:base-cell-address="'Juli 15'.F7"/>
            <calcext:condition calcext:apply-style-name="Tabak" calcext:value="=&quot;Tabak&quot;" calcext:base-cell-address="'Juli 15'.F7"/>
            <calcext:condition calcext:apply-style-name="Verkehr" calcext:value="=&quot;Verkehr&quot;" calcext:base-cell-address="'Juli 15'.F7"/>
            <calcext:condition calcext:apply-style-name="Zucker" calcext:value="=&quot;Zucker&quot;" calcext:base-cell-address="'Juli 15'.F7"/>
          </calcext:conditional-format>
        </calcext:conditional-formats>
      </table:table>
      <table:table table:name="Sep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8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932.99" calcext:value-type="float">
            <text:p>932.9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4" calcext:value-type="float">
            <text:p>1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6.88" calcext:value-type="float">
            <text:p>6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63.9" calcext:value-type="float">
            <text:p>63.9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33.87" calcext:value-type="float">
            <text:p>33.87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1.88" calcext:value-type="float">
            <text:p>11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7.11" calcext:value-type="float">
            <text:p>27.1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12.37" calcext:value-type="float">
            <text:p>12.3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table:style-name="ce80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1.64" calcext:value-type="float">
            <text:p>11.6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440.01" calcext:value-type="float">
            <text:p>440.0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0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54.9" calcext:value-type="float">
            <text:p>54.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14.5" calcext:value-type="float">
            <text:p>14.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10.05" calcext:value-type="float">
            <text:p>10.0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14.65" calcext:value-type="float">
            <text:p>14.6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42.58" calcext:value-type="float">
            <text:p>142.5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02.23" calcext:value-type="float">
            <text:p>102.2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2.6" calcext:value-type="float">
            <text:p>12.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66.55" calcext:value-type="float">
            <text:p>66.5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66.76" calcext:value-type="float">
            <text:p>66.76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7.73" calcext:value-type="float">
            <text:p>7.7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36.29" calcext:value-type="float">
            <text:p>36.29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16.02" calcext:value-type="float">
            <text:p>16.0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22.8" calcext:value-type="float">
            <text:p>22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0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35.09" calcext:value-type="float">
            <text:p>35.0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6.15" calcext:value-type="float">
            <text:p>6.1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5.06" calcext:value-type="float">
            <text:p>15.0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10.91" calcext:value-type="float">
            <text:p>10.9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8.21" calcext:value-type="float">
            <text:p>8.2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21.26" calcext:value-type="float">
            <text:p>21.2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59.14" calcext:value-type="float">
            <text:p>59.1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13.49" calcext:value-type="float">
            <text:p>13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0.95" calcext:value-type="float">
            <text:p>20.9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ier Alkfrei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aft O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onnenblumenöl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Crepes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2.3" calcext:value-type="float">
            <text:p>2.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ntopf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5.99" calcext:value-type="float">
            <text:p>5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36" calcext:value-type="float">
            <text:p>0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Spinat TK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rtilla Brot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offel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efi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uinness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sche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2.38" calcext:value-type="float">
            <text:p>2.3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onbons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ücher CW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einsam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ering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andyguthaben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66" calcext:value-type="float">
            <text:p>0.66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Gutschein Barba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hips Bar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2.65" calcext:value-type="float">
            <text:p>2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anzbrötch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2.19" calcext:value-type="float">
            <text:p>2.1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unde</text:p>
          </table:table-cell>
          <table:table-cell table:content-validation-name="val1" office:value-type="float" office:value="3.47" calcext:value-type="float">
            <text:p>3.4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1" calcext:value-type="float">
            <text:p>1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77" calcext:value-type="float">
            <text:p>2.7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ndeln</text:p>
          </table:table-cell>
          <table:table-cell table:content-validation-name="val1" office:value-type="float" office:value="0.67" calcext:value-type="float">
            <text:p>0.6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1.07" calcext:value-type="float">
            <text:p>1.0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K Beeren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Ajva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er <text:s/>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Fritt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K Gemü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3.18" calcext:value-type="float">
            <text:p>3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chuhe</text:p>
          </table:table-cell>
          <table:table-cell table:content-validation-name="val1" office:value-type="float" office:value="54.9" calcext:value-type="float">
            <text:p>54.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4" calcext:value-type="float">
            <text:p>5.4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Äpfel</text:p>
          </table:table-cell>
          <table:table-cell table:content-validation-name="val1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er Bio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2.18" calcext:value-type="float">
            <text:p>2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esto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3.3" calcext:value-type="float">
            <text:p>3.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ornflakes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 table:number-rows-repeated="1048314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Sept 15'.F7:'Sept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Nov 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8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81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amembert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174.54" calcext:value-type="float">
            <text:p>174.5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5.1" calcext:value-type="float">
            <text:p>5.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2.39" calcext:value-type="float">
            <text:p>2.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11.3" calcext:value-type="float">
            <text:p>1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8.49" calcext:value-type="float">
            <text:p>18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29.33" calcext:value-type="float">
            <text:p>29.3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4.79" calcext:value-type="float">
            <text:p>4.7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43.97" calcext:value-type="float">
            <text:p>43.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25.5" calcext:value-type="float">
            <text:p>25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33.09" calcext:value-type="float">
            <text:p>33.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20.25" calcext:value-type="float">
            <text:p>20.25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5.97" calcext:value-type="float">
            <text:p>5.9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3.88" calcext:value-type="float">
            <text:p>3.88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44.9" calcext:value-type="float">
            <text:p>44.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geriebener Käs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Weisskohl</text:p>
          </table:table-cell>
          <table:table-cell table:content-validation-name="val1" office:value-type="float" office:value="1.68" calcext:value-type="float">
            <text:p>1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36.55" calcext:value-type="float">
            <text:p>36.5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16.26" calcext:value-type="float">
            <text:p>16.2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83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4.38" calcext:value-type="float">
            <text:p>4.38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13.3" calcext:value-type="float">
            <text:p>13.3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15.02" calcext:value-type="float">
            <text:p>15.02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ivi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2.35" calcext:value-type="float">
            <text:p>2.3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Druckerpapier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03" calcext:value-type="float">
            <text:p>2.03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Jogginghos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macks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Fruchtquar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ere Home / Stadler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chorle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uppen</text:p>
          </table:table-cell>
          <table:table-cell table:content-validation-name="val1" office:value-type="float" office:value="2.27" calcext:value-type="float">
            <text:p>2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aisel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Jogginghose</text:p>
          </table:table-cell>
          <table:table-cell table:content-validation-name="val1" office:value-type="float" office:value="14.95" calcext:value-type="float">
            <text:p>14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Unterhosen</text:p>
          </table:table-cell>
          <table:table-cell table:content-validation-name="val1" office:value-type="float" office:value="14.95" calcext:value-type="float">
            <text:p>14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Tortilla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hampignons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Haribo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hips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 table:number-rows-repeated="1048495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Nov 15'.D1:'Nov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Nov 15'.F7:'Nov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0" table:target-range-address="template.A1:template.D13">
          <table:sort>
            <table:sort-by table:field-number="0" table:data-type="automatic"/>
          </table:sort>
        </table:database-range>
        <table:database-range table:name="__Anonymous_Sheet_DB__2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3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5" table:target-range-address="'Sept 15'.A1:'Sept 15'.D13">
          <table:sort>
            <table:sort-by table:field-number="0" table:data-type="automatic"/>
          </table:sort>
        </table:database-range>
        <table:database-range table:name="__Anonymous_Sheet_DB__6" table:target-range-address="'Nov 15'.A1:'Nov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9:29:03.785040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11-17T19:33:58.374690675</dc:date>
    <meta:editing-duration>PT12H17M48S</meta:editing-duration>
    <meta:editing-cycles>94</meta:editing-cycles>
    <meta:generator>LibreOffice/4.4.5.2$Linux_x86 LibreOffice_project/40m0$Build-2</meta:generator>
    <meta:document-statistic meta:table-count="7" meta:cell-count="51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